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10000003C5BB3EB3E.png"/>
  <manifest:file-entry manifest:media-type="image/png" manifest:full-path="Pictures/100002010000002D0000003CC47FAF5A.png"/>
  <manifest:file-entry manifest:media-type="image/png" manifest:full-path="Pictures/100002010000002D0000003CA9992A15.png"/>
  <manifest:file-entry manifest:media-type="image/png" manifest:full-path="Pictures/10000201000000330000003C612DD278.png"/>
  <manifest:file-entry manifest:media-type="image/png" manifest:full-path="Pictures/100002010000003C0000003C9DC23E80.png"/>
  <manifest:file-entry manifest:media-type="image/png" manifest:full-path="Pictures/100002010000003C0000003C412302D6.png"/>
  <manifest:file-entry manifest:media-type="image/png" manifest:full-path="Pictures/100002010000003C0000003CF92D9971.png"/>
  <manifest:file-entry manifest:media-type="image/png" manifest:full-path="Pictures/100002010000002E0000003C45C67BCA.png"/>
  <manifest:file-entry manifest:media-type="image/png" manifest:full-path="Pictures/100002010000003C0000003CBC78F85B.png"/>
  <manifest:file-entry manifest:media-type="image/png" manifest:full-path="Pictures/100002010000003C0000003C15C6D3AF.png"/>
  <manifest:file-entry manifest:media-type="image/png" manifest:full-path="Pictures/10000201000000310000003C002943CB.png"/>
  <manifest:file-entry manifest:media-type="image/png" manifest:full-path="Pictures/100002010000003C0000003C198368C4.png"/>
  <manifest:file-entry manifest:media-type="image/png" manifest:full-path="Pictures/100002010000003C0000003CE4D98565.png"/>
  <manifest:file-entry manifest:media-type="image/png" manifest:full-path="Pictures/100002010000003C0000003C1E1411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446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27" table:default-cell-style-name="ce1"/>
        <table:table-column table:style-name="co3" table:default-cell-style-name="ce2"/>
        <table:table-column table:style-name="co4" table:default-cell-style-name="ce1"/>
        <table:table-column table:style-name="co1" table:number-columns-repeated="994" table:default-cell-style-name="ce1"/>
        <table:table-row table:style-name="ro1">
          <table:table-cell office:value-type="string">
            <text:p>Hauptrund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Tabelle1.D2" table:end-x="0.012cm" table:end-y="0.5cm" draw:z-index="26" draw:name="Grafik 13" draw:style-name="gr1" draw:text-style-name="P1" svg:width="0.5cm" svg:height="0.5cm" svg:x="0.06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009cm" table:end-y="0.5cm" draw:z-index="52" draw:name="Grafik 13" draw:style-name="gr1" draw:text-style-name="P1" svg:width="0.5cm" svg:height="0.5cm" svg:x="0.057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503cm" table:end-y="0.5cm" draw:z-index="29" draw:name="Grafik 14" draw:style-name="gr1" draw:text-style-name="P1" svg:width="0.45cm" svg:height="0.5cm" svg:x="0.053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99cm" table:end-y="0.5cm" draw:z-index="30" draw:name="Grafik 14" draw:style-name="gr1" draw:text-style-name="P1" svg:width="0.45cm" svg:height="0.5cm" svg:x="0.049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6cm" table:end-y="0.5cm" draw:z-index="31" draw:name="Grafik 14" draw:style-name="gr1" draw:text-style-name="P1" svg:width="0.45cm" svg:height="0.5cm" svg:x="0.046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92cm" table:end-y="0.5cm" draw:z-index="32" draw:name="Grafik 14" draw:style-name="gr1" draw:text-style-name="P1" svg:width="0.45cm" svg:height="0.5cm" svg:x="0.042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88cm" table:end-y="0.5cm" draw:z-index="33" draw:name="Grafik 14" draw:style-name="gr1" draw:text-style-name="P1" svg:width="0.45cm" svg:height="0.5cm" svg:x="0.038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84cm" table:end-y="0.5cm" draw:z-index="35" draw:name="Grafik 14" draw:style-name="gr1" draw:text-style-name="P1" svg:width="0.45cm" svg:height="0.5cm" svg:x="0.034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81cm" table:end-y="0.5cm" draw:z-index="36" draw:name="Grafik 14" draw:style-name="gr1" draw:text-style-name="P1" svg:width="0.45cm" svg:height="0.5cm" svg:x="0.031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78cm" table:end-y="0.5cm" draw:z-index="37" draw:name="Grafik 14" draw:style-name="gr1" draw:text-style-name="P1" svg:width="0.45cm" svg:height="0.5cm" svg:x="0.028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73cm" table:end-y="0.5cm" draw:z-index="38" draw:name="Grafik 14" draw:style-name="gr1" draw:text-style-name="P1" svg:width="0.45cm" svg:height="0.5cm" svg:x="0.023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7cm" table:end-y="0.5cm" draw:z-index="39" draw:name="Grafik 14" draw:style-name="gr1" draw:text-style-name="P1" svg:width="0.45cm" svg:height="0.5cm" svg:x="0.02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66cm" table:end-y="0.5cm" draw:z-index="40" draw:name="Grafik 14" draw:style-name="gr1" draw:text-style-name="P1" svg:width="0.45cm" svg:height="0.5cm" svg:x="0.016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62cm" table:end-y="0.5cm" draw:z-index="41" draw:name="Grafik 14" draw:style-name="gr1" draw:text-style-name="P1" svg:width="0.45cm" svg:height="0.5cm" svg:x="0.012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59cm" table:end-y="0.5cm" draw:z-index="42" draw:name="Grafik 14" draw:style-name="gr1" draw:text-style-name="P1" svg:width="0.45cm" svg:height="0.5cm" svg:x="0.009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505cm" table:end-y="0.5cm" draw:z-index="66" draw:name="Grafik 13" draw:style-name="gr1" draw:text-style-name="P1" svg:width="0.5cm" svg:height="0.5cm" svg:x="0.005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52cm" table:end-y="0.5cm" draw:z-index="43" draw:name="Grafik 14" draw:style-name="gr1" draw:text-style-name="P1" svg:width="0.45cm" svg:height="0.5cm" svg:x="0.002cm" svg:y="0cm">
              <draw:image xlink:href="Pictures/10000201000000310000003C002943CB.png" xlink:type="simple" xlink:show="embed" xlink:actuate="onLoad">
                <text:p/>
              </draw:image>
            </draw:frame>
            <draw:frame table:end-cell-address="Tabelle1.T2" table:end-x="0.447cm" table:end-y="0.5cm" draw:z-index="45" draw:name="Grafik 14" draw:style-name="gr1" draw:text-style-name="P1" svg:width="0.45cm" svg:height="0.5cm" svg:x="0.546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44cm" table:end-y="0.5cm" draw:z-index="46" draw:name="Grafik 14" draw:style-name="gr1" draw:text-style-name="P1" svg:width="0.45cm" svg:height="0.5cm" svg:x="0.542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41cm" table:end-y="0.5cm" draw:z-index="47" draw:name="Grafik 14" draw:style-name="gr1" draw:text-style-name="P1" svg:width="0.45cm" svg:height="0.5cm" svg:x="0.539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7cm" table:end-y="0.5cm" draw:z-index="71" draw:name="Grafik 13" draw:style-name="gr1" draw:text-style-name="P1" svg:width="0.5cm" svg:height="0.5cm" svg:x="0.535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33cm" table:end-y="0.5cm" draw:z-index="48" draw:name="Grafik 14" draw:style-name="gr1" draw:text-style-name="P1" svg:width="0.45cm" svg:height="0.5cm" svg:x="0.532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29cm" table:end-y="0.5cm" draw:z-index="49" draw:name="Grafik 14" draw:style-name="gr1" draw:text-style-name="P1" svg:width="0.45cm" svg:height="0.5cm" svg:x="0.527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26cm" table:end-y="0.5cm" draw:z-index="50" draw:name="Grafik 14" draw:style-name="gr1" draw:text-style-name="P1" svg:width="0.45cm" svg:height="0.5cm" svg:x="0.524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21cm" table:end-y="0.5cm" draw:z-index="51" draw:name="Grafik 14" draw:style-name="gr1" draw:text-style-name="P1" svg:width="0.45cm" svg:height="0.5cm" svg:x="0.52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18cm" table:end-y="0.5cm" draw:z-index="13" draw:name="Grafik 14" draw:style-name="gr1" draw:text-style-name="P1" svg:width="0.45cm" svg:height="0.5cm" svg:x="0.516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9</text:p>
          </table:table-cell>
          <table:table-cell office:value-type="float" office:value="66">
            <text:p>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Tabelle1.D3" table:end-x="0.012cm" table:end-y="0.501cm" draw:z-index="17" draw:name="Grafik 4" draw:style-name="gr1" draw:text-style-name="P1" svg:width="0.5cm" svg:height="0.5cm" svg:x="0.06cm" svg:y="0.001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77cm" table:end-y="0.501cm" draw:z-index="196" draw:name="Grafik 3" draw:style-name="gr1" draw:text-style-name="P1" svg:width="0.42cm" svg:height="0.5cm" svg:x="0.057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004cm" table:end-y="0.501cm" draw:z-index="53" draw:name="Grafik 13" draw:style-name="gr1" draw:text-style-name="P1" svg:width="0.5cm" svg:height="0.5cm" svg:x="0.053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49cm" table:end-y="0.501cm" draw:z-index="54" draw:name="Grafik 13" draw:style-name="gr1" draw:text-style-name="P1" svg:width="0.5cm" svg:height="0.5cm" svg:x="0.049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66cm" table:end-y="0.501cm" draw:z-index="199" draw:name="Grafik 3" draw:style-name="gr1" draw:text-style-name="P1" svg:width="0.42cm" svg:height="0.5cm" svg:x="0.046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62cm" table:end-y="0.501cm" draw:z-index="200" draw:name="Grafik 3" draw:style-name="gr1" draw:text-style-name="P1" svg:width="0.42cm" svg:height="0.5cm" svg:x="0.042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38cm" table:end-y="0.501cm" draw:z-index="57" draw:name="Grafik 13" draw:style-name="gr1" draw:text-style-name="P1" svg:width="0.5cm" svg:height="0.5cm" svg:x="0.038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34cm" table:end-y="0.501cm" draw:z-index="58" draw:name="Grafik 13" draw:style-name="gr1" draw:text-style-name="P1" svg:width="0.5cm" svg:height="0.5cm" svg:x="0.034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31cm" table:end-y="0.501cm" draw:z-index="59" draw:name="Grafik 13" draw:style-name="gr1" draw:text-style-name="P1" svg:width="0.5cm" svg:height="0.5cm" svg:x="0.031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28cm" table:end-y="0.501cm" draw:z-index="60" draw:name="Grafik 13" draw:style-name="gr1" draw:text-style-name="P1" svg:width="0.5cm" svg:height="0.5cm" svg:x="0.028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23cm" table:end-y="0.501cm" draw:z-index="61" draw:name="Grafik 13" draw:style-name="gr1" draw:text-style-name="P1" svg:width="0.5cm" svg:height="0.5cm" svg:x="0.023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2cm" table:end-y="0.501cm" draw:z-index="62" draw:name="Grafik 13" draw:style-name="gr1" draw:text-style-name="P1" svg:width="0.5cm" svg:height="0.5cm" svg:x="0.02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16cm" table:end-y="0.501cm" draw:z-index="63" draw:name="Grafik 13" draw:style-name="gr1" draw:text-style-name="P1" svg:width="0.5cm" svg:height="0.5cm" svg:x="0.016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12cm" table:end-y="0.501cm" draw:z-index="64" draw:name="Grafik 13" draw:style-name="gr1" draw:text-style-name="P1" svg:width="0.5cm" svg:height="0.5cm" svg:x="0.012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09cm" table:end-y="0.501cm" draw:z-index="65" draw:name="Grafik 13" draw:style-name="gr1" draw:text-style-name="P1" svg:width="0.5cm" svg:height="0.5cm" svg:x="0.009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55cm" table:end-y="0.501cm" draw:z-index="34" draw:name="Grafik 14" draw:style-name="gr1" draw:text-style-name="P1" svg:width="0.45cm" svg:height="0.5cm" svg:x="0.005cm" svg:y="0.001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502cm" table:end-y="0.501cm" draw:z-index="67" draw:name="Grafik 13" draw:style-name="gr1" draw:text-style-name="P1" svg:width="0.5cm" svg:height="0.5cm" svg:x="0.002cm" svg:y="0.001cm">
              <draw:image xlink:href="Pictures/100002010000003C0000003C1E1411E8.png" xlink:type="simple" xlink:show="embed" xlink:actuate="onLoad">
                <text:p/>
              </draw:image>
            </draw:frame>
            <draw:frame table:end-cell-address="Tabelle1.T3" table:end-x="0.497cm" table:end-y="0.501cm" draw:z-index="68" draw:name="Grafik 13" draw:style-name="gr1" draw:text-style-name="P1" svg:width="0.5cm" svg:height="0.5cm" svg:x="0.546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94cm" table:end-y="0.501cm" draw:z-index="70" draw:name="Grafik 13" draw:style-name="gr1" draw:text-style-name="P1" svg:width="0.5cm" svg:height="0.5cm" svg:x="0.542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91cm" table:end-y="0.501cm" draw:z-index="69" draw:name="Grafik 13" draw:style-name="gr1" draw:text-style-name="P1" svg:width="0.5cm" svg:height="0.5cm" svg:x="0.539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37cm" table:end-y="0.501cm" draw:z-index="44" draw:name="Grafik 14" draw:style-name="gr1" draw:text-style-name="P1" svg:width="0.45cm" svg:height="0.5cm" svg:x="0.535cm" svg:y="0.001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83cm" table:end-y="0.501cm" draw:z-index="72" draw:name="Grafik 13" draw:style-name="gr1" draw:text-style-name="P1" svg:width="0.5cm" svg:height="0.5cm" svg:x="0.532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79cm" table:end-y="0.501cm" draw:z-index="73" draw:name="Grafik 13" draw:style-name="gr1" draw:text-style-name="P1" svg:width="0.5cm" svg:height="0.5cm" svg:x="0.527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76cm" table:end-y="0.501cm" draw:z-index="74" draw:name="Grafik 13" draw:style-name="gr1" draw:text-style-name="P1" svg:width="0.5cm" svg:height="0.5cm" svg:x="0.524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71cm" table:end-y="0.501cm" draw:z-index="75" draw:name="Grafik 13" draw:style-name="gr1" draw:text-style-name="P1" svg:width="0.5cm" svg:height="0.5cm" svg:x="0.52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68cm" table:end-y="0.501cm" draw:z-index="12" draw:name="Grafik 13" draw:style-name="gr1" draw:text-style-name="P1" svg:width="0.5cm" svg:height="0.5cm" svg:x="0.516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23</text:p>
          </table:table-cell>
          <table:table-cell office:value-type="float" office:value="59">
            <text:p>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Tabelle1.C4" table:end-x="0.48cm" table:end-y="0.501cm" draw:z-index="16" draw:name="Grafik 3" draw:style-name="gr1" draw:text-style-name="P1" svg:width="0.42cm" svg:height="0.5cm" svg:x="0.06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009cm" table:end-y="0.501cm" draw:z-index="220" draw:name="Grafik 4" draw:style-name="gr1" draw:text-style-name="P1" svg:width="0.5cm" svg:height="0.5cm" svg:x="0.057cm" svg:y="0.001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73cm" table:end-y="0.501cm" draw:z-index="197" draw:name="Grafik 3" draw:style-name="gr1" draw:text-style-name="P1" svg:width="0.42cm" svg:height="0.5cm" svg:x="0.053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49cm" table:end-y="0.501cm" draw:z-index="78" draw:name="Grafik 12" draw:style-name="gr1" draw:text-style-name="P1" svg:width="0.4cm" svg:height="0.5cm" svg:x="0.049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546cm" table:end-y="0.501cm" draw:z-index="55" draw:name="Grafik 13" draw:style-name="gr1" draw:text-style-name="P1" svg:width="0.5cm" svg:height="0.5cm" svg:x="0.046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42cm" table:end-y="0.501cm" draw:z-index="56" draw:name="Grafik 13" draw:style-name="gr1" draw:text-style-name="P1" svg:width="0.5cm" svg:height="0.5cm" svg:x="0.042cm" svg:y="0.001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58cm" table:end-y="0.501cm" draw:z-index="201" draw:name="Grafik 3" draw:style-name="gr1" draw:text-style-name="P1" svg:width="0.42cm" svg:height="0.5cm" svg:x="0.038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84cm" table:end-y="0.501cm" draw:z-index="154" draw:name="Grafik 10" draw:style-name="gr1" draw:text-style-name="P1" svg:width="0.45cm" svg:height="0.5cm" svg:x="0.034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31cm" table:end-y="0.501cm" draw:z-index="83" draw:name="Grafik 12" draw:style-name="gr1" draw:text-style-name="P1" svg:width="0.4cm" svg:height="0.5cm" svg:x="0.031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28cm" table:end-y="0.501cm" draw:z-index="84" draw:name="Grafik 12" draw:style-name="gr1" draw:text-style-name="P1" svg:width="0.4cm" svg:height="0.5cm" svg:x="0.028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23cm" table:end-y="0.501cm" draw:z-index="85" draw:name="Grafik 12" draw:style-name="gr1" draw:text-style-name="P1" svg:width="0.4cm" svg:height="0.5cm" svg:x="0.023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7cm" table:end-y="0.501cm" draw:z-index="158" draw:name="Grafik 10" draw:style-name="gr1" draw:text-style-name="P1" svg:width="0.45cm" svg:height="0.5cm" svg:x="0.02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16cm" table:end-y="0.501cm" draw:z-index="87" draw:name="Grafik 12" draw:style-name="gr1" draw:text-style-name="P1" svg:width="0.4cm" svg:height="0.5cm" svg:x="0.016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12cm" table:end-y="0.501cm" draw:z-index="88" draw:name="Grafik 12" draw:style-name="gr1" draw:text-style-name="P1" svg:width="0.4cm" svg:height="0.5cm" svg:x="0.012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09cm" table:end-y="0.501cm" draw:z-index="89" draw:name="Grafik 12" draw:style-name="gr1" draw:text-style-name="P1" svg:width="0.4cm" svg:height="0.5cm" svg:x="0.009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05cm" table:end-y="0.501cm" draw:z-index="90" draw:name="Grafik 12" draw:style-name="gr1" draw:text-style-name="P1" svg:width="0.4cm" svg:height="0.5cm" svg:x="0.005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02cm" table:end-y="0.501cm" draw:z-index="91" draw:name="Grafik 12" draw:style-name="gr1" draw:text-style-name="P1" svg:width="0.4cm" svg:height="0.5cm" svg:x="0.002cm" svg:y="0.001cm">
              <draw:image xlink:href="Pictures/100002010000002D0000003CC47FAF5A.png" xlink:type="simple" xlink:show="embed" xlink:actuate="onLoad">
                <text:p/>
              </draw:image>
            </draw:frame>
            <draw:frame table:end-cell-address="Tabelle1.T4" table:end-x="0.397cm" table:end-y="0.501cm" draw:z-index="92" draw:name="Grafik 12" draw:style-name="gr1" draw:text-style-name="P1" svg:width="0.4cm" svg:height="0.5cm" svg:x="0.546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94cm" table:end-y="0.501cm" draw:z-index="93" draw:name="Grafik 12" draw:style-name="gr1" draw:text-style-name="P1" svg:width="0.4cm" svg:height="0.5cm" svg:x="0.542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91cm" table:end-y="0.501cm" draw:z-index="94" draw:name="Grafik 12" draw:style-name="gr1" draw:text-style-name="P1" svg:width="0.4cm" svg:height="0.5cm" svg:x="0.539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387cm" table:end-y="0.501cm" draw:z-index="95" draw:name="Grafik 12" draw:style-name="gr1" draw:text-style-name="P1" svg:width="0.4cm" svg:height="0.5cm" svg:x="0.535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383cm" table:end-y="0.501cm" draw:z-index="96" draw:name="Grafik 12" draw:style-name="gr1" draw:text-style-name="P1" svg:width="0.4cm" svg:height="0.5cm" svg:x="0.532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379cm" table:end-y="0.501cm" draw:z-index="97" draw:name="Grafik 12" draw:style-name="gr1" draw:text-style-name="P1" svg:width="0.4cm" svg:height="0.5cm" svg:x="0.527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376cm" table:end-y="0.501cm" draw:z-index="98" draw:name="Grafik 12" draw:style-name="gr1" draw:text-style-name="P1" svg:width="0.4cm" svg:height="0.5cm" svg:x="0.524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371cm" table:end-y="0.501cm" draw:z-index="99" draw:name="Grafik 12" draw:style-name="gr1" draw:text-style-name="P1" svg:width="0.4cm" svg:height="0.5cm" svg:x="0.52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368cm" table:end-y="0.501cm" draw:z-index="11" draw:name="Grafik 12" draw:style-name="gr1" draw:text-style-name="P1" svg:width="0.4cm" svg:height="0.5cm" svg:x="0.516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22</text:p>
          </table:table-cell>
          <table:table-cell office:value-type="float" office:value="51">
            <text:p>5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Tabelle1.C5" table:end-x="0.51cm" table:end-y="0.5cm" draw:z-index="27" draw:name="Grafik 14" draw:style-name="gr1" draw:text-style-name="P1" svg:width="0.45cm" svg:height="0.5cm" svg:x="0.06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507cm" table:end-y="0.5cm" draw:z-index="28" draw:name="Grafik 14" draw:style-name="gr1" draw:text-style-name="P1" svg:width="0.45cm" svg:height="0.5cm" svg:x="0.057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503cm" table:end-y="0.5cm" draw:z-index="149" draw:name="Grafik 10" draw:style-name="gr1" draw:text-style-name="P1" svg:width="0.45cm" svg:height="0.5cm" svg:x="0.053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69cm" table:end-y="0.5cm" draw:z-index="198" draw:name="Grafik 3" draw:style-name="gr1" draw:text-style-name="P1" svg:width="0.42cm" svg:height="0.5cm" svg:x="0.049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96cm" table:end-y="0.5cm" draw:z-index="151" draw:name="Grafik 10" draw:style-name="gr1" draw:text-style-name="P1" svg:width="0.45cm" svg:height="0.5cm" svg:x="0.046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92cm" table:end-y="0.5cm" draw:z-index="152" draw:name="Grafik 10" draw:style-name="gr1" draw:text-style-name="P1" svg:width="0.45cm" svg:height="0.5cm" svg:x="0.042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38cm" table:end-y="0.5cm" draw:z-index="81" draw:name="Grafik 12" draw:style-name="gr1" draw:text-style-name="P1" svg:width="0.4cm" svg:height="0.5cm" svg:x="0.038cm" svg:y="0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54cm" table:end-y="0.5cm" draw:z-index="202" draw:name="Grafik 3" draw:style-name="gr1" draw:text-style-name="P1" svg:width="0.42cm" svg:height="0.5cm" svg:x="0.034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81cm" table:end-y="0.5cm" draw:z-index="155" draw:name="Grafik 10" draw:style-name="gr1" draw:text-style-name="P1" svg:width="0.45cm" svg:height="0.5cm" svg:x="0.031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78cm" table:end-y="0.5cm" draw:z-index="156" draw:name="Grafik 10" draw:style-name="gr1" draw:text-style-name="P1" svg:width="0.45cm" svg:height="0.5cm" svg:x="0.028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73cm" table:end-y="0.5cm" draw:z-index="157" draw:name="Grafik 10" draw:style-name="gr1" draw:text-style-name="P1" svg:width="0.45cm" svg:height="0.5cm" svg:x="0.023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4cm" table:end-y="0.5cm" draw:z-index="206" draw:name="Grafik 3" draw:style-name="gr1" draw:text-style-name="P1" svg:width="0.42cm" svg:height="0.5cm" svg:x="0.02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66cm" table:end-y="0.5cm" draw:z-index="159" draw:name="Grafik 10" draw:style-name="gr1" draw:text-style-name="P1" svg:width="0.45cm" svg:height="0.5cm" svg:x="0.016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62cm" table:end-y="0.5cm" draw:z-index="160" draw:name="Grafik 10" draw:style-name="gr1" draw:text-style-name="P1" svg:width="0.45cm" svg:height="0.5cm" svg:x="0.012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59cm" table:end-y="0.5cm" draw:z-index="161" draw:name="Grafik 10" draw:style-name="gr1" draw:text-style-name="P1" svg:width="0.45cm" svg:height="0.5cm" svg:x="0.009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55cm" table:end-y="0.5cm" draw:z-index="162" draw:name="Grafik 10" draw:style-name="gr1" draw:text-style-name="P1" svg:width="0.45cm" svg:height="0.5cm" svg:x="0.005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502cm" table:end-y="0.5cm" draw:z-index="355" draw:name="Grafik 9" draw:style-name="gr1" draw:text-style-name="P1" svg:width="0.5cm" svg:height="0.5cm" svg:x="0.002cm" svg:y="0cm">
              <draw:image xlink:href="Pictures/100002010000003C0000003C412302D6.png" xlink:type="simple" xlink:show="embed" xlink:actuate="onLoad">
                <text:p/>
              </draw:image>
            </draw:frame>
            <draw:frame table:end-cell-address="Tabelle1.T5" table:end-x="0.497cm" table:end-y="0.5cm" draw:z-index="356" draw:name="Grafik 9" draw:style-name="gr1" draw:text-style-name="P1" svg:width="0.5cm" svg:height="0.5cm" svg:x="0.546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94cm" table:end-y="0.5cm" draw:z-index="117" draw:name="Grafik 11" draw:style-name="gr1" draw:text-style-name="P1" svg:width="0.5cm" svg:height="0.5cm" svg:x="0.542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91cm" table:end-y="0.5cm" draw:z-index="118" draw:name="Grafik 11" draw:style-name="gr1" draw:text-style-name="P1" svg:width="0.5cm" svg:height="0.5cm" svg:x="0.539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7cm" table:end-y="0.5cm" draw:z-index="119" draw:name="Grafik 11" draw:style-name="gr1" draw:text-style-name="P1" svg:width="0.5cm" svg:height="0.5cm" svg:x="0.535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83cm" table:end-y="0.5cm" draw:z-index="120" draw:name="Grafik 11" draw:style-name="gr1" draw:text-style-name="P1" svg:width="0.5cm" svg:height="0.5cm" svg:x="0.532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79cm" table:end-y="0.5cm" draw:z-index="121" draw:name="Grafik 11" draw:style-name="gr1" draw:text-style-name="P1" svg:width="0.5cm" svg:height="0.5cm" svg:x="0.527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76cm" table:end-y="0.5cm" draw:z-index="122" draw:name="Grafik 11" draw:style-name="gr1" draw:text-style-name="P1" svg:width="0.5cm" svg:height="0.5cm" svg:x="0.524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71cm" table:end-y="0.5cm" draw:z-index="123" draw:name="Grafik 11" draw:style-name="gr1" draw:text-style-name="P1" svg:width="0.5cm" svg:height="0.5cm" svg:x="0.52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68cm" table:end-y="0.5cm" draw:z-index="10" draw:name="Grafik 11" draw:style-name="gr1" draw:text-style-name="P1" svg:width="0.5cm" svg:height="0.5cm" svg:x="0.516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23</text:p>
          </table:table-cell>
          <table:table-cell office:value-type="float" office:value="44">
            <text:p>4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Tabelle1.D6" table:end-x="0.012cm" table:end-y="0.5cm" draw:z-index="21" draw:name="Grafik 8" draw:style-name="gr1" draw:text-style-name="P1" svg:width="0.5cm" svg:height="0.5cm" svg:x="0.06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507cm" table:end-y="0.5cm" draw:z-index="148" draw:name="Grafik 10" draw:style-name="gr1" draw:text-style-name="P1" svg:width="0.45cm" svg:height="0.5cm" svg:x="0.057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53cm" table:end-y="0.5cm" draw:z-index="77" draw:name="Grafik 12" draw:style-name="gr1" draw:text-style-name="P1" svg:width="0.4cm" svg:height="0.5cm" svg:x="0.053cm" svg:y="0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549cm" table:end-y="0.5cm" draw:z-index="222" draw:name="Grafik 4" draw:style-name="gr1" draw:text-style-name="P1" svg:width="0.5cm" svg:height="0.5cm" svg:x="0.049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46cm" table:end-y="0.5cm" draw:z-index="79" draw:name="Grafik 12" draw:style-name="gr1" draw:text-style-name="P1" svg:width="0.4cm" svg:height="0.5cm" svg:x="0.046cm" svg:y="0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42cm" table:end-y="0.5cm" draw:z-index="80" draw:name="Grafik 12" draw:style-name="gr1" draw:text-style-name="P1" svg:width="0.4cm" svg:height="0.5cm" svg:x="0.042cm" svg:y="0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88cm" table:end-y="0.5cm" draw:z-index="153" draw:name="Grafik 10" draw:style-name="gr1" draw:text-style-name="P1" svg:width="0.45cm" svg:height="0.5cm" svg:x="0.038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34cm" table:end-y="0.5cm" draw:z-index="82" draw:name="Grafik 12" draw:style-name="gr1" draw:text-style-name="P1" svg:width="0.4cm" svg:height="0.5cm" svg:x="0.034cm" svg:y="0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51cm" table:end-y="0.5cm" draw:z-index="203" draw:name="Grafik 3" draw:style-name="gr1" draw:text-style-name="P1" svg:width="0.42cm" svg:height="0.5cm" svg:x="0.031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48cm" table:end-y="0.5cm" draw:z-index="204" draw:name="Grafik 3" draw:style-name="gr1" draw:text-style-name="P1" svg:width="0.42cm" svg:height="0.5cm" svg:x="0.028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523cm" table:end-y="0.5cm" draw:z-index="349" draw:name="Grafik 9" draw:style-name="gr1" draw:text-style-name="P1" svg:width="0.5cm" svg:height="0.5cm" svg:x="0.023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2cm" table:end-y="0.5cm" draw:z-index="86" draw:name="Grafik 12" draw:style-name="gr1" draw:text-style-name="P1" svg:width="0.4cm" svg:height="0.5cm" svg:x="0.02cm" svg:y="0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36cm" table:end-y="0.5cm" draw:z-index="303" draw:name="Grafik 7" draw:style-name="gr1" draw:text-style-name="P1" svg:width="0.42cm" svg:height="0.5cm" svg:x="0.016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512cm" table:end-y="0.5cm" draw:z-index="112" draw:name="Grafik 11" draw:style-name="gr1" draw:text-style-name="P1" svg:width="0.5cm" svg:height="0.5cm" svg:x="0.012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509cm" table:end-y="0.5cm" draw:z-index="353" draw:name="Grafik 9" draw:style-name="gr1" draw:text-style-name="P1" svg:width="0.5cm" svg:height="0.5cm" svg:x="0.009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25cm" table:end-y="0.5cm" draw:z-index="306" draw:name="Grafik 7" draw:style-name="gr1" draw:text-style-name="P1" svg:width="0.42cm" svg:height="0.5cm" svg:x="0.005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52cm" table:end-y="0.5cm" draw:z-index="163" draw:name="Grafik 10" draw:style-name="gr1" draw:text-style-name="P1" svg:width="0.45cm" svg:height="0.5cm" svg:x="0.002cm" svg:y="0cm">
              <draw:image xlink:href="Pictures/10000201000000310000003C5BB3EB3E.png" xlink:type="simple" xlink:show="embed" xlink:actuate="onLoad">
                <text:p/>
              </draw:image>
            </draw:frame>
            <draw:frame table:end-cell-address="Tabelle1.T6" table:end-x="0.417cm" table:end-y="0.5cm" draw:z-index="212" draw:name="Grafik 3" draw:style-name="gr1" draw:text-style-name="P1" svg:width="0.42cm" svg:height="0.5cm" svg:x="0.546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44cm" table:end-y="0.5cm" draw:z-index="165" draw:name="Grafik 10" draw:style-name="gr1" draw:text-style-name="P1" svg:width="0.45cm" svg:height="0.5cm" svg:x="0.542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91cm" table:end-y="0.5cm" draw:z-index="358" draw:name="Grafik 9" draw:style-name="gr1" draw:text-style-name="P1" svg:width="0.5cm" svg:height="0.5cm" svg:x="0.539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7cm" table:end-y="0.5cm" draw:z-index="359" draw:name="Grafik 9" draw:style-name="gr1" draw:text-style-name="P1" svg:width="0.5cm" svg:height="0.5cm" svg:x="0.535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83cm" table:end-y="0.5cm" draw:z-index="360" draw:name="Grafik 9" draw:style-name="gr1" draw:text-style-name="P1" svg:width="0.5cm" svg:height="0.5cm" svg:x="0.532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79cm" table:end-y="0.5cm" draw:z-index="361" draw:name="Grafik 9" draw:style-name="gr1" draw:text-style-name="P1" svg:width="0.5cm" svg:height="0.5cm" svg:x="0.527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76cm" table:end-y="0.5cm" draw:z-index="362" draw:name="Grafik 9" draw:style-name="gr1" draw:text-style-name="P1" svg:width="0.5cm" svg:height="0.5cm" svg:x="0.524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71cm" table:end-y="0.5cm" draw:z-index="363" draw:name="Grafik 9" draw:style-name="gr1" draw:text-style-name="P1" svg:width="0.5cm" svg:height="0.5cm" svg:x="0.52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18cm" table:end-y="0.5cm" draw:z-index="9" draw:name="Grafik 10" draw:style-name="gr1" draw:text-style-name="P1" svg:width="0.45cm" svg:height="0.5cm" svg:x="0.516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35</text:p>
          </table:table-cell>
          <table:table-cell office:value-type="float" office:value="34">
            <text:p>3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Tabelle1.D7" table:end-x="0.012cm" table:end-y="0.501cm" draw:z-index="24" draw:name="Grafik 11" draw:style-name="gr1" draw:text-style-name="P1" svg:width="0.5cm" svg:height="0.5cm" svg:x="0.06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57cm" table:end-y="0.501cm" draw:z-index="76" draw:name="Grafik 12" draw:style-name="gr1" draw:text-style-name="P1" svg:width="0.4cm" svg:height="0.5cm" svg:x="0.057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004cm" table:end-y="0.501cm" draw:z-index="221" draw:name="Grafik 4" draw:style-name="gr1" draw:text-style-name="P1" svg:width="0.5cm" svg:height="0.5cm" svg:x="0.053cm" svg:y="0.001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99cm" table:end-y="0.501cm" draw:z-index="150" draw:name="Grafik 10" draw:style-name="gr1" draw:text-style-name="P1" svg:width="0.45cm" svg:height="0.5cm" svg:x="0.049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546cm" table:end-y="0.501cm" draw:z-index="223" draw:name="Grafik 4" draw:style-name="gr1" draw:text-style-name="P1" svg:width="0.5cm" svg:height="0.5cm" svg:x="0.046cm" svg:y="0.001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542cm" table:end-y="0.501cm" draw:z-index="224" draw:name="Grafik 4" draw:style-name="gr1" draw:text-style-name="P1" svg:width="0.5cm" svg:height="0.5cm" svg:x="0.042cm" svg:y="0.001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58cm" table:end-y="0.501cm" draw:z-index="297" draw:name="Grafik 7" draw:style-name="gr1" draw:text-style-name="P1" svg:width="0.42cm" svg:height="0.5cm" svg:x="0.038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54cm" table:end-y="0.501cm" draw:z-index="298" draw:name="Grafik 7" draw:style-name="gr1" draw:text-style-name="P1" svg:width="0.42cm" svg:height="0.5cm" svg:x="0.034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51cm" table:end-y="0.501cm" draw:z-index="299" draw:name="Grafik 7" draw:style-name="gr1" draw:text-style-name="P1" svg:width="0.42cm" svg:height="0.5cm" svg:x="0.031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28cm" table:end-y="0.501cm" draw:z-index="348" draw:name="Grafik 9" draw:style-name="gr1" draw:text-style-name="P1" svg:width="0.5cm" svg:height="0.5cm" svg:x="0.028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43cm" table:end-y="0.501cm" draw:z-index="205" draw:name="Grafik 3" draw:style-name="gr1" draw:text-style-name="P1" svg:width="0.42cm" svg:height="0.5cm" svg:x="0.023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4cm" table:end-y="0.501cm" draw:z-index="302" draw:name="Grafik 7" draw:style-name="gr1" draw:text-style-name="P1" svg:width="0.42cm" svg:height="0.5cm" svg:x="0.02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36cm" table:end-y="0.501cm" draw:z-index="207" draw:name="Grafik 3" draw:style-name="gr1" draw:text-style-name="P1" svg:width="0.42cm" svg:height="0.5cm" svg:x="0.016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32cm" table:end-y="0.501cm" draw:z-index="304" draw:name="Grafik 7" draw:style-name="gr1" draw:text-style-name="P1" svg:width="0.42cm" svg:height="0.5cm" svg:x="0.012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509cm" table:end-y="0.501cm" draw:z-index="113" draw:name="Grafik 11" draw:style-name="gr1" draw:text-style-name="P1" svg:width="0.5cm" svg:height="0.5cm" svg:x="0.009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505cm" table:end-y="0.501cm" draw:z-index="354" draw:name="Grafik 9" draw:style-name="gr1" draw:text-style-name="P1" svg:width="0.5cm" svg:height="0.5cm" svg:x="0.005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97cm" table:end-y="0.501cm" draw:z-index="116" draw:name="Grafik 11" draw:style-name="gr1" draw:text-style-name="P1" svg:width="0.5cm" svg:height="0.5cm" svg:x="0.546cm" svg:y="0.001cm">
              <draw:image xlink:href="Pictures/100002010000003C0000003CE4D98565.png" xlink:type="simple" xlink:show="embed" xlink:actuate="onLoad">
                <text:p/>
              </draw:image>
            </draw:frame>
            <draw:frame table:end-cell-address="Tabelle1.S7" table:end-x="0.422cm" table:end-y="0.501cm" draw:z-index="211" draw:name="Grafik 3" draw:style-name="gr1" draw:text-style-name="P1" svg:width="0.42cm" svg:height="0.5cm" svg:x="0.002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94cm" table:end-y="0.501cm" draw:z-index="333" draw:name="Grafik 8" draw:style-name="gr1" draw:text-style-name="P1" svg:width="0.5cm" svg:height="0.5cm" svg:x="0.542cm" svg:y="0.001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41cm" table:end-y="0.501cm" draw:z-index="166" draw:name="Grafik 10" draw:style-name="gr1" draw:text-style-name="P1" svg:width="0.45cm" svg:height="0.5cm" svg:x="0.539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37cm" table:end-y="0.501cm" draw:z-index="167" draw:name="Grafik 10" draw:style-name="gr1" draw:text-style-name="P1" svg:width="0.45cm" svg:height="0.5cm" svg:x="0.535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33cm" table:end-y="0.501cm" draw:z-index="168" draw:name="Grafik 10" draw:style-name="gr1" draw:text-style-name="P1" svg:width="0.45cm" svg:height="0.5cm" svg:x="0.532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29cm" table:end-y="0.501cm" draw:z-index="169" draw:name="Grafik 10" draw:style-name="gr1" draw:text-style-name="P1" svg:width="0.45cm" svg:height="0.5cm" svg:x="0.527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26cm" table:end-y="0.501cm" draw:z-index="170" draw:name="Grafik 10" draw:style-name="gr1" draw:text-style-name="P1" svg:width="0.45cm" svg:height="0.5cm" svg:x="0.524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21cm" table:end-y="0.501cm" draw:z-index="171" draw:name="Grafik 10" draw:style-name="gr1" draw:text-style-name="P1" svg:width="0.45cm" svg:height="0.5cm" svg:x="0.52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68cm" table:end-y="0.501cm" draw:z-index="8" draw:name="Grafik 9" draw:style-name="gr1" draw:text-style-name="P1" svg:width="0.5cm" svg:height="0.5cm" svg:x="0.516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32</text:p>
          </table:table-cell>
          <table:table-cell office:value-type="float" office:value="34">
            <text:p>3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Tabelle1.C8" table:end-x="0.51cm" table:end-y="0.501cm" draw:z-index="23" draw:name="Grafik 10" draw:style-name="gr1" draw:text-style-name="P1" svg:width="0.45cm" svg:height="0.5cm" svg:x="0.06cm" svg:y="0.001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009cm" table:end-y="0.501cm" draw:z-index="316" draw:name="Grafik 8" draw:style-name="gr1" draw:text-style-name="P1" svg:width="0.5cm" svg:height="0.5cm" svg:x="0.057cm" svg:y="0.001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004cm" table:end-y="0.501cm" draw:z-index="341" draw:name="Grafik 9" draw:style-name="gr1" draw:text-style-name="P1" svg:width="0.5cm" svg:height="0.5cm" svg:x="0.053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549cm" table:end-y="0.501cm" draw:z-index="342" draw:name="Grafik 9" draw:style-name="gr1" draw:text-style-name="P1" svg:width="0.5cm" svg:height="0.5cm" svg:x="0.049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66cm" table:end-y="0.501cm" draw:z-index="295" draw:name="Grafik 7" draw:style-name="gr1" draw:text-style-name="P1" svg:width="0.42cm" svg:height="0.5cm" svg:x="0.046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62cm" table:end-y="0.501cm" draw:z-index="296" draw:name="Grafik 7" draw:style-name="gr1" draw:text-style-name="P1" svg:width="0.42cm" svg:height="0.5cm" svg:x="0.042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538cm" table:end-y="0.501cm" draw:z-index="225" draw:name="Grafik 4" draw:style-name="gr1" draw:text-style-name="P1" svg:width="0.5cm" svg:height="0.5cm" svg:x="0.038cm" svg:y="0.001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34cm" table:end-y="0.501cm" draw:z-index="322" draw:name="Grafik 8" draw:style-name="gr1" draw:text-style-name="P1" svg:width="0.5cm" svg:height="0.5cm" svg:x="0.034cm" svg:y="0.001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531cm" table:end-y="0.501cm" draw:z-index="347" draw:name="Grafik 9" draw:style-name="gr1" draw:text-style-name="P1" svg:width="0.5cm" svg:height="0.5cm" svg:x="0.031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48cm" table:end-y="0.501cm" draw:z-index="300" draw:name="Grafik 7" draw:style-name="gr1" draw:text-style-name="P1" svg:width="0.42cm" svg:height="0.5cm" svg:x="0.028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43cm" table:end-y="0.501cm" draw:z-index="301" draw:name="Grafik 7" draw:style-name="gr1" draw:text-style-name="P1" svg:width="0.42cm" svg:height="0.5cm" svg:x="0.023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52cm" table:end-y="0.501cm" draw:z-index="350" draw:name="Grafik 9" draw:style-name="gr1" draw:text-style-name="P1" svg:width="0.5cm" svg:height="0.5cm" svg:x="0.02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516cm" table:end-y="0.501cm" draw:z-index="351" draw:name="Grafik 9" draw:style-name="gr1" draw:text-style-name="P1" svg:width="0.5cm" svg:height="0.5cm" svg:x="0.016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32cm" table:end-y="0.501cm" draw:z-index="208" draw:name="Grafik 3" draw:style-name="gr1" draw:text-style-name="P1" svg:width="0.42cm" svg:height="0.5cm" svg:x="0.012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29cm" table:end-y="0.501cm" draw:z-index="209" draw:name="Grafik 3" draw:style-name="gr1" draw:text-style-name="P1" svg:width="0.42cm" svg:height="0.5cm" svg:x="0.009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505cm" table:end-y="0.501cm" draw:z-index="114" draw:name="Grafik 11" draw:style-name="gr1" draw:text-style-name="P1" svg:width="0.5cm" svg:height="0.5cm" svg:x="0.005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502cm" table:end-y="0.501cm" draw:z-index="115" draw:name="Grafik 11" draw:style-name="gr1" draw:text-style-name="P1" svg:width="0.5cm" svg:height="0.5cm" svg:x="0.002cm" svg:y="0.001cm">
              <draw:image xlink:href="Pictures/100002010000003C0000003CE4D98565.png" xlink:type="simple" xlink:show="embed" xlink:actuate="onLoad">
                <text:p/>
              </draw:image>
            </draw:frame>
            <draw:frame table:end-cell-address="Tabelle1.T8" table:end-x="0.497cm" table:end-y="0.501cm" draw:z-index="332" draw:name="Grafik 8" draw:style-name="gr1" draw:text-style-name="P1" svg:width="0.5cm" svg:height="0.5cm" svg:x="0.546cm" svg:y="0.001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94cm" table:end-y="0.501cm" draw:z-index="357" draw:name="Grafik 9" draw:style-name="gr1" draw:text-style-name="P1" svg:width="0.5cm" svg:height="0.5cm" svg:x="0.542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91cm" table:end-y="0.501cm" draw:z-index="334" draw:name="Grafik 8" draw:style-name="gr1" draw:text-style-name="P1" svg:width="0.5cm" svg:height="0.5cm" svg:x="0.539cm" svg:y="0.001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07cm" table:end-y="0.501cm" draw:z-index="215" draw:name="Grafik 3" draw:style-name="gr1" draw:text-style-name="P1" svg:width="0.42cm" svg:height="0.5cm" svg:x="0.535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03cm" table:end-y="0.501cm" draw:z-index="216" draw:name="Grafik 3" draw:style-name="gr1" draw:text-style-name="P1" svg:width="0.42cm" svg:height="0.5cm" svg:x="0.532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399cm" table:end-y="0.501cm" draw:z-index="217" draw:name="Grafik 3" draw:style-name="gr1" draw:text-style-name="P1" svg:width="0.42cm" svg:height="0.5cm" svg:x="0.527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76cm" table:end-y="0.501cm" draw:z-index="290" draw:name="Grafik 6" draw:style-name="gr1" draw:text-style-name="P1" svg:width="0.5cm" svg:height="0.5cm" svg:x="0.524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71cm" table:end-y="0.501cm" draw:z-index="291" draw:name="Grafik 6" draw:style-name="gr1" draw:text-style-name="P1" svg:width="0.5cm" svg:height="0.5cm" svg:x="0.52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68cm" table:end-y="0.501cm" draw:z-index="7" draw:name="Grafik 8" draw:style-name="gr1" draw:text-style-name="P1" svg:width="0.5cm" svg:height="0.5cm" svg:x="0.516cm" svg:y="0.001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1:36</text:p>
          </table:table-cell>
          <table:table-cell office:value-type="float" office:value="32">
            <text:p>3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Tabelle1.D9" table:end-x="0.012cm" table:end-y="0.5cm" draw:z-index="18" draw:name="Grafik 5" draw:style-name="gr1" draw:text-style-name="P1" svg:width="0.5cm" svg:height="0.5cm" svg:x="0.06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009cm" table:end-y="0.5cm" draw:z-index="244" draw:name="Grafik 5" draw:style-name="gr1" draw:text-style-name="P1" svg:width="0.5cm" svg:height="0.5cm" svg:x="0.057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004cm" table:end-y="0.5cm" draw:z-index="317" draw:name="Grafik 8" draw:style-name="gr1" draw:text-style-name="P1" svg:width="0.5cm" svg:height="0.5cm" svg:x="0.053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69cm" table:end-y="0.5cm" draw:z-index="294" draw:name="Grafik 7" draw:style-name="gr1" draw:text-style-name="P1" svg:width="0.42cm" svg:height="0.5cm" svg:x="0.049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546cm" table:end-y="0.5cm" draw:z-index="343" draw:name="Grafik 9" draw:style-name="gr1" draw:text-style-name="P1" svg:width="0.5cm" svg:height="0.5cm" svg:x="0.046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542cm" table:end-y="0.5cm" draw:z-index="320" draw:name="Grafik 8" draw:style-name="gr1" draw:text-style-name="P1" svg:width="0.5cm" svg:height="0.5cm" svg:x="0.042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538cm" table:end-y="0.5cm" draw:z-index="345" draw:name="Grafik 9" draw:style-name="gr1" draw:text-style-name="P1" svg:width="0.5cm" svg:height="0.5cm" svg:x="0.038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34cm" table:end-y="0.5cm" draw:z-index="346" draw:name="Grafik 9" draw:style-name="gr1" draw:text-style-name="P1" svg:width="0.5cm" svg:height="0.5cm" svg:x="0.034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31cm" table:end-y="0.5cm" draw:z-index="323" draw:name="Grafik 8" draw:style-name="gr1" draw:text-style-name="P1" svg:width="0.5cm" svg:height="0.5cm" svg:x="0.031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528cm" table:end-y="0.5cm" draw:z-index="108" draw:name="Grafik 11" draw:style-name="gr1" draw:text-style-name="P1" svg:width="0.5cm" svg:height="0.5cm" svg:x="0.028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523cm" table:end-y="0.5cm" draw:z-index="325" draw:name="Grafik 8" draw:style-name="gr1" draw:text-style-name="P1" svg:width="0.5cm" svg:height="0.5cm" svg:x="0.023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52cm" table:end-y="0.5cm" draw:z-index="110" draw:name="Grafik 11" draw:style-name="gr1" draw:text-style-name="P1" svg:width="0.5cm" svg:height="0.5cm" svg:x="0.02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516cm" table:end-y="0.5cm" draw:z-index="111" draw:name="Grafik 11" draw:style-name="gr1" draw:text-style-name="P1" svg:width="0.5cm" svg:height="0.5cm" svg:x="0.016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512cm" table:end-y="0.5cm" draw:z-index="328" draw:name="Grafik 8" draw:style-name="gr1" draw:text-style-name="P1" svg:width="0.5cm" svg:height="0.5cm" svg:x="0.012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509cm" table:end-y="0.5cm" draw:z-index="329" draw:name="Grafik 8" draw:style-name="gr1" draw:text-style-name="P1" svg:width="0.5cm" svg:height="0.5cm" svg:x="0.009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25cm" table:end-y="0.5cm" draw:z-index="210" draw:name="Grafik 3" draw:style-name="gr1" draw:text-style-name="P1" svg:width="0.42cm" svg:height="0.5cm" svg:x="0.005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502cm" table:end-y="0.5cm" draw:z-index="259" draw:name="Grafik 5" draw:style-name="gr1" draw:text-style-name="P1" svg:width="0.5cm" svg:height="0.5cm" svg:x="0.002cm" svg:y="0cm">
              <draw:image xlink:href="Pictures/100002010000003C0000003C9DC23E80.png" xlink:type="simple" xlink:show="embed" xlink:actuate="onLoad">
                <text:p/>
              </draw:image>
            </draw:frame>
            <draw:frame table:end-cell-address="Tabelle1.T9" table:end-x="0.417cm" table:end-y="0.5cm" draw:z-index="308" draw:name="Grafik 7" draw:style-name="gr1" draw:text-style-name="P1" svg:width="0.42cm" svg:height="0.5cm" svg:x="0.546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14cm" table:end-y="0.5cm" draw:z-index="213" draw:name="Grafik 3" draw:style-name="gr1" draw:text-style-name="P1" svg:width="0.42cm" svg:height="0.5cm" svg:x="0.542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11cm" table:end-y="0.5cm" draw:z-index="214" draw:name="Grafik 3" draw:style-name="gr1" draw:text-style-name="P1" svg:width="0.42cm" svg:height="0.5cm" svg:x="0.539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87cm" table:end-y="0.5cm" draw:z-index="335" draw:name="Grafik 8" draw:style-name="gr1" draw:text-style-name="P1" svg:width="0.5cm" svg:height="0.5cm" svg:x="0.535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83cm" table:end-y="0.5cm" draw:z-index="336" draw:name="Grafik 8" draw:style-name="gr1" draw:text-style-name="P1" svg:width="0.5cm" svg:height="0.5cm" svg:x="0.532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79cm" table:end-y="0.5cm" draw:z-index="337" draw:name="Grafik 8" draw:style-name="gr1" draw:text-style-name="P1" svg:width="0.5cm" svg:height="0.5cm" svg:x="0.527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396cm" table:end-y="0.5cm" draw:z-index="218" draw:name="Grafik 3" draw:style-name="gr1" draw:text-style-name="P1" svg:width="0.42cm" svg:height="0.5cm" svg:x="0.524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71cm" table:end-y="0.5cm" draw:z-index="339" draw:name="Grafik 8" draw:style-name="gr1" draw:text-style-name="P1" svg:width="0.5cm" svg:height="0.5cm" svg:x="0.52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388cm" table:end-y="0.5cm" draw:z-index="6" draw:name="Grafik 7" draw:style-name="gr1" draw:text-style-name="P1" svg:width="0.42cm" svg:height="0.5cm" svg:x="0.516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8:33</text:p>
          </table:table-cell>
          <table:table-cell office:value-type="float" office:value="30">
            <text:p>3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Tabelle1.C10" table:end-x="0.48cm" table:end-y="0.5cm" draw:z-index="20" draw:name="Grafik 7" draw:style-name="gr1" draw:text-style-name="P1" svg:width="0.42cm" svg:height="0.5cm" svg:x="0.06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77cm" table:end-y="0.5cm" draw:z-index="292" draw:name="Grafik 7" draw:style-name="gr1" draw:text-style-name="P1" svg:width="0.42cm" svg:height="0.5cm" svg:x="0.057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004cm" table:end-y="0.5cm" draw:z-index="245" draw:name="Grafik 5" draw:style-name="gr1" draw:text-style-name="P1" svg:width="0.5cm" svg:height="0.5cm" svg:x="0.053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549cm" table:end-y="0.5cm" draw:z-index="270" draw:name="Grafik 6" draw:style-name="gr1" draw:text-style-name="P1" svg:width="0.5cm" svg:height="0.5cm" svg:x="0.049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546cm" table:end-y="0.5cm" draw:z-index="319" draw:name="Grafik 8" draw:style-name="gr1" draw:text-style-name="P1" svg:width="0.5cm" svg:height="0.5cm" svg:x="0.046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542cm" table:end-y="0.5cm" draw:z-index="344" draw:name="Grafik 9" draw:style-name="gr1" draw:text-style-name="P1" svg:width="0.5cm" svg:height="0.5cm" svg:x="0.042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38cm" table:end-y="0.5cm" draw:z-index="321" draw:name="Grafik 8" draw:style-name="gr1" draw:text-style-name="P1" svg:width="0.5cm" svg:height="0.5cm" svg:x="0.038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34cm" table:end-y="0.5cm" draw:z-index="274" draw:name="Grafik 6" draw:style-name="gr1" draw:text-style-name="P1" svg:width="0.5cm" svg:height="0.5cm" svg:x="0.034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31cm" table:end-y="0.5cm" draw:z-index="275" draw:name="Grafik 6" draw:style-name="gr1" draw:text-style-name="P1" svg:width="0.5cm" svg:height="0.5cm" svg:x="0.031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28cm" table:end-y="0.5cm" draw:z-index="228" draw:name="Grafik 4" draw:style-name="gr1" draw:text-style-name="P1" svg:width="0.5cm" svg:height="0.5cm" svg:x="0.028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523cm" table:end-y="0.5cm" draw:z-index="109" draw:name="Grafik 11" draw:style-name="gr1" draw:text-style-name="P1" svg:width="0.5cm" svg:height="0.5cm" svg:x="0.023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2cm" table:end-y="0.5cm" draw:z-index="326" draw:name="Grafik 8" draw:style-name="gr1" draw:text-style-name="P1" svg:width="0.5cm" svg:height="0.5cm" svg:x="0.02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516cm" table:end-y="0.5cm" draw:z-index="255" draw:name="Grafik 5" draw:style-name="gr1" draw:text-style-name="P1" svg:width="0.5cm" svg:height="0.5cm" svg:x="0.016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12cm" table:end-y="0.5cm" draw:z-index="352" draw:name="Grafik 9" draw:style-name="gr1" draw:text-style-name="P1" svg:width="0.5cm" svg:height="0.5cm" svg:x="0.012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29cm" table:end-y="0.5cm" draw:z-index="305" draw:name="Grafik 7" draw:style-name="gr1" draw:text-style-name="P1" svg:width="0.42cm" svg:height="0.5cm" svg:x="0.009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505cm" table:end-y="0.5cm" draw:z-index="330" draw:name="Grafik 8" draw:style-name="gr1" draw:text-style-name="P1" svg:width="0.5cm" svg:height="0.5cm" svg:x="0.005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47cm" table:end-y="0.5cm" draw:z-index="164" draw:name="Grafik 10" draw:style-name="gr1" draw:text-style-name="P1" svg:width="0.45cm" svg:height="0.5cm" svg:x="0.546cm" svg:y="0cm">
              <draw:image xlink:href="Pictures/10000201000000310000003C5BB3EB3E.png" xlink:type="simple" xlink:show="embed" xlink:actuate="onLoad">
                <text:p/>
              </draw:image>
            </draw:frame>
            <draw:frame table:end-cell-address="Tabelle1.S10" table:end-x="0.502cm" table:end-y="0.5cm" draw:z-index="331" draw:name="Grafik 8" draw:style-name="gr1" draw:text-style-name="P1" svg:width="0.5cm" svg:height="0.5cm" svg:x="0.002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94cm" table:end-y="0.5cm" draw:z-index="261" draw:name="Grafik 5" draw:style-name="gr1" draw:text-style-name="P1" svg:width="0.5cm" svg:height="0.5cm" svg:x="0.542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11cm" table:end-y="0.5cm" draw:z-index="310" draw:name="Grafik 7" draw:style-name="gr1" draw:text-style-name="P1" svg:width="0.42cm" svg:height="0.5cm" svg:x="0.539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87cm" table:end-y="0.5cm" draw:z-index="263" draw:name="Grafik 5" draw:style-name="gr1" draw:text-style-name="P1" svg:width="0.5cm" svg:height="0.5cm" svg:x="0.535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03cm" table:end-y="0.5cm" draw:z-index="312" draw:name="Grafik 7" draw:style-name="gr1" draw:text-style-name="P1" svg:width="0.42cm" svg:height="0.5cm" svg:x="0.532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399cm" table:end-y="0.5cm" draw:z-index="313" draw:name="Grafik 7" draw:style-name="gr1" draw:text-style-name="P1" svg:width="0.42cm" svg:height="0.5cm" svg:x="0.527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76cm" table:end-y="0.5cm" draw:z-index="338" draw:name="Grafik 8" draw:style-name="gr1" draw:text-style-name="P1" svg:width="0.5cm" svg:height="0.5cm" svg:x="0.524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391cm" table:end-y="0.5cm" draw:z-index="219" draw:name="Grafik 3" draw:style-name="gr1" draw:text-style-name="P1" svg:width="0.42cm" svg:height="0.5cm" svg:x="0.52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68cm" table:end-y="0.5cm" draw:z-index="5" draw:name="Grafik 6" draw:style-name="gr1" draw:text-style-name="P1" svg:width="0.5cm" svg:height="0.5cm" svg:x="0.516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3:37</text:p>
          </table:table-cell>
          <table:table-cell office:value-type="float" office:value="30">
            <text:p>3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Tabelle1.D11" table:end-x="0.012cm" table:end-y="0.501cm" draw:z-index="22" draw:name="Grafik 9" draw:style-name="gr1" draw:text-style-name="P1" svg:width="0.5cm" svg:height="0.5cm" svg:x="0.06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009cm" table:end-y="0.501cm" draw:z-index="340" draw:name="Grafik 9" draw:style-name="gr1" draw:text-style-name="P1" svg:width="0.5cm" svg:height="0.5cm" svg:x="0.057cm" svg:y="0.001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73cm" table:end-y="0.501cm" draw:z-index="293" draw:name="Grafik 7" draw:style-name="gr1" draw:text-style-name="P1" svg:width="0.42cm" svg:height="0.5cm" svg:x="0.053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549cm" table:end-y="0.501cm" draw:z-index="246" draw:name="Grafik 5" draw:style-name="gr1" draw:text-style-name="P1" svg:width="0.5cm" svg:height="0.5cm" svg:x="0.049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46cm" table:end-y="0.501cm" draw:z-index="103" draw:name="Grafik 11" draw:style-name="gr1" draw:text-style-name="P1" svg:width="0.5cm" svg:height="0.5cm" svg:x="0.046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542cm" table:end-y="0.501cm" draw:z-index="104" draw:name="Grafik 11" draw:style-name="gr1" draw:text-style-name="P1" svg:width="0.5cm" svg:height="0.5cm" svg:x="0.042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538cm" table:end-y="0.501cm" draw:z-index="105" draw:name="Grafik 11" draw:style-name="gr1" draw:text-style-name="P1" svg:width="0.5cm" svg:height="0.5cm" svg:x="0.038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534cm" table:end-y="0.501cm" draw:z-index="226" draw:name="Grafik 4" draw:style-name="gr1" draw:text-style-name="P1" svg:width="0.5cm" svg:height="0.5cm" svg:x="0.034cm" svg:y="0.001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31cm" table:end-y="0.501cm" draw:z-index="107" draw:name="Grafik 11" draw:style-name="gr1" draw:text-style-name="P1" svg:width="0.5cm" svg:height="0.5cm" svg:x="0.031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28cm" table:end-y="0.501cm" draw:z-index="324" draw:name="Grafik 8" draw:style-name="gr1" draw:text-style-name="P1" svg:width="0.5cm" svg:height="0.5cm" svg:x="0.028cm" svg:y="0.001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23cm" table:end-y="0.501cm" draw:z-index="251" draw:name="Grafik 5" draw:style-name="gr1" draw:text-style-name="P1" svg:width="0.5cm" svg:height="0.5cm" svg:x="0.023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2cm" table:end-y="0.501cm" draw:z-index="254" draw:name="Grafik 5" draw:style-name="gr1" draw:text-style-name="P1" svg:width="0.5cm" svg:height="0.5cm" svg:x="0.02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516cm" table:end-y="0.501cm" draw:z-index="327" draw:name="Grafik 8" draw:style-name="gr1" draw:text-style-name="P1" svg:width="0.5cm" svg:height="0.5cm" svg:x="0.016cm" svg:y="0.001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512cm" table:end-y="0.501cm" draw:z-index="256" draw:name="Grafik 5" draw:style-name="gr1" draw:text-style-name="P1" svg:width="0.5cm" svg:height="0.5cm" svg:x="0.012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509cm" table:end-y="0.501cm" draw:z-index="257" draw:name="Grafik 5" draw:style-name="gr1" draw:text-style-name="P1" svg:width="0.5cm" svg:height="0.5cm" svg:x="0.009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505cm" table:end-y="0.501cm" draw:z-index="258" draw:name="Grafik 5" draw:style-name="gr1" draw:text-style-name="P1" svg:width="0.5cm" svg:height="0.5cm" svg:x="0.005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97cm" table:end-y="0.501cm" draw:z-index="260" draw:name="Grafik 5" draw:style-name="gr1" draw:text-style-name="P1" svg:width="0.5cm" svg:height="0.5cm" svg:x="0.546cm" svg:y="0.001cm">
              <draw:image xlink:href="Pictures/100002010000003C0000003C9DC23E80.png" xlink:type="simple" xlink:show="embed" xlink:actuate="onLoad">
                <text:p/>
              </draw:image>
            </draw:frame>
            <draw:frame table:end-cell-address="Tabelle1.S11" table:end-x="0.422cm" table:end-y="0.501cm" draw:z-index="307" draw:name="Grafik 7" draw:style-name="gr1" draw:text-style-name="P1" svg:width="0.42cm" svg:height="0.5cm" svg:x="0.002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14cm" table:end-y="0.501cm" draw:z-index="309" draw:name="Grafik 7" draw:style-name="gr1" draw:text-style-name="P1" svg:width="0.42cm" svg:height="0.5cm" svg:x="0.542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91cm" table:end-y="0.501cm" draw:z-index="262" draw:name="Grafik 5" draw:style-name="gr1" draw:text-style-name="P1" svg:width="0.5cm" svg:height="0.5cm" svg:x="0.539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07cm" table:end-y="0.501cm" draw:z-index="311" draw:name="Grafik 7" draw:style-name="gr1" draw:text-style-name="P1" svg:width="0.42cm" svg:height="0.5cm" svg:x="0.535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83cm" table:end-y="0.501cm" draw:z-index="288" draw:name="Grafik 6" draw:style-name="gr1" draw:text-style-name="P1" svg:width="0.5cm" svg:height="0.5cm" svg:x="0.532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79cm" table:end-y="0.501cm" draw:z-index="289" draw:name="Grafik 6" draw:style-name="gr1" draw:text-style-name="P1" svg:width="0.5cm" svg:height="0.5cm" svg:x="0.527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76cm" table:end-y="0.501cm" draw:z-index="266" draw:name="Grafik 5" draw:style-name="gr1" draw:text-style-name="P1" svg:width="0.5cm" svg:height="0.5cm" svg:x="0.524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71cm" table:end-y="0.501cm" draw:z-index="267" draw:name="Grafik 5" draw:style-name="gr1" draw:text-style-name="P1" svg:width="0.5cm" svg:height="0.5cm" svg:x="0.52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68cm" table:end-y="0.501cm" draw:z-index="4" draw:name="Grafik 5" draw:style-name="gr1" draw:text-style-name="P1" svg:width="0.5cm" svg:height="0.5cm" svg:x="0.516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9:33</text:p>
          </table:table-cell>
          <table:table-cell office:value-type="float" office:value="27">
            <text:p>2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1">
            <text:p>11</text:p>
          </table:table-cell>
          <table:table-cell>
            <draw:frame table:end-cell-address="Tabelle1.D12" table:end-x="0.012cm" table:end-y="0.5cm" draw:z-index="15" draw:name="Grafik 2" draw:style-name="gr1" draw:text-style-name="P1" svg:width="0.5cm" svg:height="0.5cm" svg:x="0.06cm" svg:y="0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009cm" table:end-y="0.5cm" draw:z-index="100" draw:name="Grafik 11" draw:style-name="gr1" draw:text-style-name="P1" svg:width="0.5cm" svg:height="0.5cm" svg:x="0.057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004cm" table:end-y="0.5cm" draw:z-index="101" draw:name="Grafik 11" draw:style-name="gr1" draw:text-style-name="P1" svg:width="0.5cm" svg:height="0.5cm" svg:x="0.053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549cm" table:end-y="0.5cm" draw:z-index="318" draw:name="Grafik 8" draw:style-name="gr1" draw:text-style-name="P1" svg:width="0.5cm" svg:height="0.5cm" svg:x="0.049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546cm" table:end-y="0.5cm" draw:z-index="271" draw:name="Grafik 6" draw:style-name="gr1" draw:text-style-name="P1" svg:width="0.5cm" svg:height="0.5cm" svg:x="0.046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542cm" table:end-y="0.5cm" draw:z-index="248" draw:name="Grafik 5" draw:style-name="gr1" draw:text-style-name="P1" svg:width="0.5cm" svg:height="0.5cm" svg:x="0.042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38cm" table:end-y="0.5cm" draw:z-index="273" draw:name="Grafik 6" draw:style-name="gr1" draw:text-style-name="P1" svg:width="0.5cm" svg:height="0.5cm" svg:x="0.038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534cm" table:end-y="0.5cm" draw:z-index="106" draw:name="Grafik 11" draw:style-name="gr1" draw:text-style-name="P1" svg:width="0.5cm" svg:height="0.5cm" svg:x="0.034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531cm" table:end-y="0.5cm" draw:z-index="227" draw:name="Grafik 4" draw:style-name="gr1" draw:text-style-name="P1" svg:width="0.5cm" svg:height="0.5cm" svg:x="0.031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528cm" table:end-y="0.5cm" draw:z-index="276" draw:name="Grafik 6" draw:style-name="gr1" draw:text-style-name="P1" svg:width="0.5cm" svg:height="0.5cm" svg:x="0.028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523cm" table:end-y="0.5cm" draw:z-index="229" draw:name="Grafik 4" draw:style-name="gr1" draw:text-style-name="P1" svg:width="0.5cm" svg:height="0.5cm" svg:x="0.023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52cm" table:end-y="0.5cm" draw:z-index="230" draw:name="Grafik 4" draw:style-name="gr1" draw:text-style-name="P1" svg:width="0.5cm" svg:height="0.5cm" svg:x="0.02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516cm" table:end-y="0.5cm" draw:z-index="231" draw:name="Grafik 4" draw:style-name="gr1" draw:text-style-name="P1" svg:width="0.5cm" svg:height="0.5cm" svg:x="0.016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512cm" table:end-y="0.5cm" draw:z-index="232" draw:name="Grafik 4" draw:style-name="gr1" draw:text-style-name="P1" svg:width="0.5cm" svg:height="0.5cm" svg:x="0.012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509cm" table:end-y="0.5cm" draw:z-index="233" draw:name="Grafik 4" draw:style-name="gr1" draw:text-style-name="P1" svg:width="0.5cm" svg:height="0.5cm" svg:x="0.009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505cm" table:end-y="0.5cm" draw:z-index="235" draw:name="Grafik 4" draw:style-name="gr1" draw:text-style-name="P1" svg:width="0.5cm" svg:height="0.5cm" svg:x="0.005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502cm" table:end-y="0.5cm" draw:z-index="236" draw:name="Grafik 4" draw:style-name="gr1" draw:text-style-name="P1" svg:width="0.5cm" svg:height="0.5cm" svg:x="0.002cm" svg:y="0cm">
              <draw:image xlink:href="Pictures/100002010000003C0000003C15C6D3AF.png" xlink:type="simple" xlink:show="embed" xlink:actuate="onLoad">
                <text:p/>
              </draw:image>
            </draw:frame>
            <draw:frame table:end-cell-address="Tabelle1.T12" table:end-x="0.497cm" table:end-y="0.5cm" draw:z-index="237" draw:name="Grafik 4" draw:style-name="gr1" draw:text-style-name="P1" svg:width="0.5cm" svg:height="0.5cm" svg:x="0.546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94cm" table:end-y="0.5cm" draw:z-index="238" draw:name="Grafik 4" draw:style-name="gr1" draw:text-style-name="P1" svg:width="0.5cm" svg:height="0.5cm" svg:x="0.542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91cm" table:end-y="0.5cm" draw:z-index="239" draw:name="Grafik 4" draw:style-name="gr1" draw:text-style-name="P1" svg:width="0.5cm" svg:height="0.5cm" svg:x="0.539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7cm" table:end-y="0.5cm" draw:z-index="287" draw:name="Grafik 6" draw:style-name="gr1" draw:text-style-name="P1" svg:width="0.5cm" svg:height="0.5cm" svg:x="0.535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3cm" table:end-y="0.5cm" draw:z-index="240" draw:name="Grafik 4" draw:style-name="gr1" draw:text-style-name="P1" svg:width="0.5cm" svg:height="0.5cm" svg:x="0.532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79cm" table:end-y="0.5cm" draw:z-index="241" draw:name="Grafik 4" draw:style-name="gr1" draw:text-style-name="P1" svg:width="0.5cm" svg:height="0.5cm" svg:x="0.527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396cm" table:end-y="0.5cm" draw:z-index="314" draw:name="Grafik 7" draw:style-name="gr1" draw:text-style-name="P1" svg:width="0.42cm" svg:height="0.5cm" svg:x="0.524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391cm" table:end-y="0.5cm" draw:z-index="315" draw:name="Grafik 7" draw:style-name="gr1" draw:text-style-name="P1" svg:width="0.42cm" svg:height="0.5cm" svg:x="0.52cm" svg:y="0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68cm" table:end-y="0.5cm" draw:z-index="3" draw:name="Grafik 4" draw:style-name="gr1" draw:text-style-name="P1" svg:width="0.5cm" svg:height="0.5cm" svg:x="0.516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3:42</text:p>
          </table:table-cell>
          <table:table-cell office:value-type="float" office:value="27">
            <text:p>2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2">
            <text:p>12</text:p>
          </table:table-cell>
          <table:table-cell>
            <draw:frame table:end-cell-address="Tabelle1.C13" table:end-x="0.46cm" table:end-y="0.5cm" draw:z-index="25" draw:name="Grafik 12" draw:style-name="gr1" draw:text-style-name="P1" svg:width="0.4cm" svg:height="0.5cm" svg:x="0.06cm" svg:y="0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009cm" table:end-y="0.5cm" draw:z-index="172" draw:name="Grafik 2" draw:style-name="gr1" draw:text-style-name="P1" svg:width="0.5cm" svg:height="0.5cm" svg:x="0.057cm" svg:y="0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004cm" table:end-y="0.5cm" draw:z-index="269" draw:name="Grafik 6" draw:style-name="gr1" draw:text-style-name="P1" svg:width="0.5cm" svg:height="0.5cm" svg:x="0.053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549cm" table:end-y="0.5cm" draw:z-index="102" draw:name="Grafik 11" draw:style-name="gr1" draw:text-style-name="P1" svg:width="0.5cm" svg:height="0.5cm" svg:x="0.049cm" svg:y="0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546cm" table:end-y="0.5cm" draw:z-index="247" draw:name="Grafik 5" draw:style-name="gr1" draw:text-style-name="P1" svg:width="0.5cm" svg:height="0.5cm" svg:x="0.046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542cm" table:end-y="0.5cm" draw:z-index="272" draw:name="Grafik 6" draw:style-name="gr1" draw:text-style-name="P1" svg:width="0.5cm" svg:height="0.5cm" svg:x="0.042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538cm" table:end-y="0.5cm" draw:z-index="249" draw:name="Grafik 5" draw:style-name="gr1" draw:text-style-name="P1" svg:width="0.5cm" svg:height="0.5cm" svg:x="0.038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534cm" table:end-y="0.5cm" draw:z-index="250" draw:name="Grafik 5" draw:style-name="gr1" draw:text-style-name="P1" svg:width="0.5cm" svg:height="0.5cm" svg:x="0.034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531cm" table:end-y="0.5cm" draw:z-index="252" draw:name="Grafik 5" draw:style-name="gr1" draw:text-style-name="P1" svg:width="0.5cm" svg:height="0.5cm" svg:x="0.031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528cm" table:end-y="0.5cm" draw:z-index="253" draw:name="Grafik 5" draw:style-name="gr1" draw:text-style-name="P1" svg:width="0.5cm" svg:height="0.5cm" svg:x="0.028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523cm" table:end-y="0.5cm" draw:z-index="277" draw:name="Grafik 6" draw:style-name="gr1" draw:text-style-name="P1" svg:width="0.5cm" svg:height="0.5cm" svg:x="0.023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52cm" table:end-y="0.5cm" draw:z-index="278" draw:name="Grafik 6" draw:style-name="gr1" draw:text-style-name="P1" svg:width="0.5cm" svg:height="0.5cm" svg:x="0.02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516cm" table:end-y="0.5cm" draw:z-index="279" draw:name="Grafik 6" draw:style-name="gr1" draw:text-style-name="P1" svg:width="0.5cm" svg:height="0.5cm" svg:x="0.016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512cm" table:end-y="0.5cm" draw:z-index="280" draw:name="Grafik 6" draw:style-name="gr1" draw:text-style-name="P1" svg:width="0.5cm" svg:height="0.5cm" svg:x="0.012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509cm" table:end-y="0.5cm" draw:z-index="281" draw:name="Grafik 6" draw:style-name="gr1" draw:text-style-name="P1" svg:width="0.5cm" svg:height="0.5cm" svg:x="0.009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505cm" table:end-y="0.5cm" draw:z-index="282" draw:name="Grafik 6" draw:style-name="gr1" draw:text-style-name="P1" svg:width="0.5cm" svg:height="0.5cm" svg:x="0.005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502cm" table:end-y="0.5cm" draw:z-index="283" draw:name="Grafik 6" draw:style-name="gr1" draw:text-style-name="P1" svg:width="0.5cm" svg:height="0.5cm" svg:x="0.002cm" svg:y="0cm">
              <draw:image xlink:href="Pictures/100002010000003C0000003C198368C4.png" xlink:type="simple" xlink:show="embed" xlink:actuate="onLoad">
                <text:p/>
              </draw:image>
            </draw:frame>
            <draw:frame table:end-cell-address="Tabelle1.T13" table:end-x="0.497cm" table:end-y="0.5cm" draw:z-index="284" draw:name="Grafik 6" draw:style-name="gr1" draw:text-style-name="P1" svg:width="0.5cm" svg:height="0.5cm" svg:x="0.546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94cm" table:end-y="0.5cm" draw:z-index="285" draw:name="Grafik 6" draw:style-name="gr1" draw:text-style-name="P1" svg:width="0.5cm" svg:height="0.5cm" svg:x="0.542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91cm" table:end-y="0.5cm" draw:z-index="286" draw:name="Grafik 6" draw:style-name="gr1" draw:text-style-name="P1" svg:width="0.5cm" svg:height="0.5cm" svg:x="0.539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87cm" table:end-y="0.5cm" draw:z-index="234" draw:name="Grafik 4" draw:style-name="gr1" draw:text-style-name="P1" svg:width="0.5cm" svg:height="0.5cm" svg:x="0.535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83cm" table:end-y="0.5cm" draw:z-index="264" draw:name="Grafik 5" draw:style-name="gr1" draw:text-style-name="P1" svg:width="0.5cm" svg:height="0.5cm" svg:x="0.532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79cm" table:end-y="0.5cm" draw:z-index="265" draw:name="Grafik 5" draw:style-name="gr1" draw:text-style-name="P1" svg:width="0.5cm" svg:height="0.5cm" svg:x="0.527cm" svg:y="0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76cm" table:end-y="0.5cm" draw:z-index="242" draw:name="Grafik 4" draw:style-name="gr1" draw:text-style-name="P1" svg:width="0.5cm" svg:height="0.5cm" svg:x="0.524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71cm" table:end-y="0.5cm" draw:z-index="243" draw:name="Grafik 4" draw:style-name="gr1" draw:text-style-name="P1" svg:width="0.5cm" svg:height="0.5cm" svg:x="0.52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388cm" table:end-y="0.5cm" draw:z-index="2" draw:name="Grafik 3" draw:style-name="gr1" draw:text-style-name="P1" svg:width="0.42cm" svg:height="0.5cm" svg:x="0.516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1:32</text:p>
          </table:table-cell>
          <table:table-cell office:value-type="string">
            <text:p>18*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3">
            <text:p>13</text:p>
          </table:table-cell>
          <table:table-cell>
            <draw:frame table:end-cell-address="Tabelle1.D14" table:end-x="0.012cm" table:end-y="0.501cm" draw:z-index="19" draw:name="Grafik 6" draw:style-name="gr1" draw:text-style-name="P1" svg:width="0.5cm" svg:height="0.5cm" svg:x="0.06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009cm" table:end-y="0.501cm" draw:z-index="268" draw:name="Grafik 6" draw:style-name="gr1" draw:text-style-name="P1" svg:width="0.5cm" svg:height="0.5cm" svg:x="0.057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004cm" table:end-y="0.501cm" draw:z-index="173" draw:name="Grafik 2" draw:style-name="gr1" draw:text-style-name="P1" svg:width="0.5cm" svg:height="0.5cm" svg:x="0.053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549cm" table:end-y="0.501cm" draw:z-index="174" draw:name="Grafik 2" draw:style-name="gr1" draw:text-style-name="P1" svg:width="0.5cm" svg:height="0.5cm" svg:x="0.049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546cm" table:end-y="0.501cm" draw:z-index="175" draw:name="Grafik 2" draw:style-name="gr1" draw:text-style-name="P1" svg:width="0.5cm" svg:height="0.5cm" svg:x="0.046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542cm" table:end-y="0.501cm" draw:z-index="176" draw:name="Grafik 2" draw:style-name="gr1" draw:text-style-name="P1" svg:width="0.5cm" svg:height="0.5cm" svg:x="0.042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538cm" table:end-y="0.501cm" draw:z-index="177" draw:name="Grafik 2" draw:style-name="gr1" draw:text-style-name="P1" svg:width="0.5cm" svg:height="0.5cm" svg:x="0.038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534cm" table:end-y="0.501cm" draw:z-index="178" draw:name="Grafik 2" draw:style-name="gr1" draw:text-style-name="P1" svg:width="0.5cm" svg:height="0.5cm" svg:x="0.034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531cm" table:end-y="0.501cm" draw:z-index="179" draw:name="Grafik 2" draw:style-name="gr1" draw:text-style-name="P1" svg:width="0.5cm" svg:height="0.5cm" svg:x="0.031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528cm" table:end-y="0.501cm" draw:z-index="180" draw:name="Grafik 2" draw:style-name="gr1" draw:text-style-name="P1" svg:width="0.5cm" svg:height="0.5cm" svg:x="0.028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523cm" table:end-y="0.501cm" draw:z-index="181" draw:name="Grafik 2" draw:style-name="gr1" draw:text-style-name="P1" svg:width="0.5cm" svg:height="0.5cm" svg:x="0.023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9cm" table:end-y="0.501cm" draw:z-index="125" draw:name="Grafik 1" draw:style-name="gr1" draw:text-style-name="P1" svg:width="0.47cm" svg:height="0.5cm" svg:x="0.02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86cm" table:end-y="0.501cm" draw:z-index="135" draw:name="Grafik 1" draw:style-name="gr1" draw:text-style-name="P1" svg:width="0.47cm" svg:height="0.5cm" svg:x="0.016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82cm" table:end-y="0.501cm" draw:z-index="137" draw:name="Grafik 1" draw:style-name="gr1" draw:text-style-name="P1" svg:width="0.47cm" svg:height="0.5cm" svg:x="0.012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79cm" table:end-y="0.501cm" draw:z-index="138" draw:name="Grafik 1" draw:style-name="gr1" draw:text-style-name="P1" svg:width="0.47cm" svg:height="0.5cm" svg:x="0.009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505cm" table:end-y="0.501cm" draw:z-index="186" draw:name="Grafik 2" draw:style-name="gr1" draw:text-style-name="P1" svg:width="0.5cm" svg:height="0.5cm" svg:x="0.005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502cm" table:end-y="0.501cm" draw:z-index="187" draw:name="Grafik 2" draw:style-name="gr1" draw:text-style-name="P1" svg:width="0.5cm" svg:height="0.5cm" svg:x="0.002cm" svg:y="0.001cm">
              <draw:image xlink:href="Pictures/100002010000003C0000003CBC78F85B.png" xlink:type="simple" xlink:show="embed" xlink:actuate="onLoad">
                <text:p/>
              </draw:image>
            </draw:frame>
            <draw:frame table:end-cell-address="Tabelle1.T14" table:end-x="0.497cm" table:end-y="0.501cm" draw:z-index="188" draw:name="Grafik 2" draw:style-name="gr1" draw:text-style-name="P1" svg:width="0.5cm" svg:height="0.5cm" svg:x="0.546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94cm" table:end-y="0.501cm" draw:z-index="189" draw:name="Grafik 2" draw:style-name="gr1" draw:text-style-name="P1" svg:width="0.5cm" svg:height="0.5cm" svg:x="0.542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91cm" table:end-y="0.501cm" draw:z-index="190" draw:name="Grafik 2" draw:style-name="gr1" draw:text-style-name="P1" svg:width="0.5cm" svg:height="0.5cm" svg:x="0.539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7cm" table:end-y="0.501cm" draw:z-index="191" draw:name="Grafik 2" draw:style-name="gr1" draw:text-style-name="P1" svg:width="0.5cm" svg:height="0.5cm" svg:x="0.535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83cm" table:end-y="0.501cm" draw:z-index="192" draw:name="Grafik 2" draw:style-name="gr1" draw:text-style-name="P1" svg:width="0.5cm" svg:height="0.5cm" svg:x="0.532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79cm" table:end-y="0.501cm" draw:z-index="193" draw:name="Grafik 2" draw:style-name="gr1" draw:text-style-name="P1" svg:width="0.5cm" svg:height="0.5cm" svg:x="0.527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76cm" table:end-y="0.501cm" draw:z-index="194" draw:name="Grafik 2" draw:style-name="gr1" draw:text-style-name="P1" svg:width="0.5cm" svg:height="0.5cm" svg:x="0.524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71cm" table:end-y="0.501cm" draw:z-index="195" draw:name="Grafik 2" draw:style-name="gr1" draw:text-style-name="P1" svg:width="0.5cm" svg:height="0.5cm" svg:x="0.52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68cm" table:end-y="0.501cm" draw:z-index="1" draw:name="Grafik 2" draw:style-name="gr1" draw:text-style-name="P1" svg:width="0.5cm" svg:height="0.5cm" svg:x="0.516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0:42</text:p>
          </table:table-cell>
          <table:table-cell office:value-type="float" office:value="17">
            <text:p>1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4">
            <text:p>14</text:p>
          </table:table-cell>
          <table:table-cell>
            <draw:frame table:end-cell-address="Tabelle1.C15" table:end-x="0.53cm" table:end-y="0.501cm" draw:z-index="14" draw:name="Grafik 1" draw:style-name="gr1" draw:text-style-name="P1" svg:width="0.47cm" svg:height="0.5cm" svg:x="0.06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527cm" table:end-y="0.501cm" draw:z-index="124" draw:name="Grafik 1" draw:style-name="gr1" draw:text-style-name="P1" svg:width="0.47cm" svg:height="0.5cm" svg:x="0.057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523cm" table:end-y="0.501cm" draw:z-index="126" draw:name="Grafik 1" draw:style-name="gr1" draw:text-style-name="P1" svg:width="0.47cm" svg:height="0.5cm" svg:x="0.053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519cm" table:end-y="0.501cm" draw:z-index="127" draw:name="Grafik 1" draw:style-name="gr1" draw:text-style-name="P1" svg:width="0.47cm" svg:height="0.5cm" svg:x="0.049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516cm" table:end-y="0.501cm" draw:z-index="128" draw:name="Grafik 1" draw:style-name="gr1" draw:text-style-name="P1" svg:width="0.47cm" svg:height="0.5cm" svg:x="0.046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512cm" table:end-y="0.501cm" draw:z-index="129" draw:name="Grafik 1" draw:style-name="gr1" draw:text-style-name="P1" svg:width="0.47cm" svg:height="0.5cm" svg:x="0.042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508cm" table:end-y="0.501cm" draw:z-index="130" draw:name="Grafik 1" draw:style-name="gr1" draw:text-style-name="P1" svg:width="0.47cm" svg:height="0.5cm" svg:x="0.038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504cm" table:end-y="0.501cm" draw:z-index="131" draw:name="Grafik 1" draw:style-name="gr1" draw:text-style-name="P1" svg:width="0.47cm" svg:height="0.5cm" svg:x="0.034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501cm" table:end-y="0.501cm" draw:z-index="132" draw:name="Grafik 1" draw:style-name="gr1" draw:text-style-name="P1" svg:width="0.47cm" svg:height="0.5cm" svg:x="0.031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98cm" table:end-y="0.501cm" draw:z-index="133" draw:name="Grafik 1" draw:style-name="gr1" draw:text-style-name="P1" svg:width="0.47cm" svg:height="0.5cm" svg:x="0.028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93cm" table:end-y="0.501cm" draw:z-index="134" draw:name="Grafik 1" draw:style-name="gr1" draw:text-style-name="P1" svg:width="0.47cm" svg:height="0.5cm" svg:x="0.023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52cm" table:end-y="0.501cm" draw:z-index="182" draw:name="Grafik 2" draw:style-name="gr1" draw:text-style-name="P1" svg:width="0.5cm" svg:height="0.5cm" svg:x="0.02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516cm" table:end-y="0.501cm" draw:z-index="183" draw:name="Grafik 2" draw:style-name="gr1" draw:text-style-name="P1" svg:width="0.5cm" svg:height="0.5cm" svg:x="0.016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512cm" table:end-y="0.501cm" draw:z-index="184" draw:name="Grafik 2" draw:style-name="gr1" draw:text-style-name="P1" svg:width="0.5cm" svg:height="0.5cm" svg:x="0.012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509cm" table:end-y="0.501cm" draw:z-index="185" draw:name="Grafik 2" draw:style-name="gr1" draw:text-style-name="P1" svg:width="0.5cm" svg:height="0.5cm" svg:x="0.009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75cm" table:end-y="0.501cm" draw:z-index="136" draw:name="Grafik 1" draw:style-name="gr1" draw:text-style-name="P1" svg:width="0.47cm" svg:height="0.5cm" svg:x="0.005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72cm" table:end-y="0.501cm" draw:z-index="139" draw:name="Grafik 1" draw:style-name="gr1" draw:text-style-name="P1" svg:width="0.47cm" svg:height="0.5cm" svg:x="0.002cm" svg:y="0.001cm">
              <draw:image xlink:href="Pictures/10000201000000330000003C612DD278.png" xlink:type="simple" xlink:show="embed" xlink:actuate="onLoad">
                <text:p/>
              </draw:image>
            </draw:frame>
            <draw:frame table:end-cell-address="Tabelle1.T15" table:end-x="0.467cm" table:end-y="0.501cm" draw:z-index="140" draw:name="Grafik 1" draw:style-name="gr1" draw:text-style-name="P1" svg:width="0.47cm" svg:height="0.5cm" svg:x="0.546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64cm" table:end-y="0.501cm" draw:z-index="141" draw:name="Grafik 1" draw:style-name="gr1" draw:text-style-name="P1" svg:width="0.47cm" svg:height="0.5cm" svg:x="0.542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61cm" table:end-y="0.501cm" draw:z-index="142" draw:name="Grafik 1" draw:style-name="gr1" draw:text-style-name="P1" svg:width="0.47cm" svg:height="0.5cm" svg:x="0.539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57cm" table:end-y="0.501cm" draw:z-index="143" draw:name="Grafik 1" draw:style-name="gr1" draw:text-style-name="P1" svg:width="0.47cm" svg:height="0.5cm" svg:x="0.535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53cm" table:end-y="0.501cm" draw:z-index="144" draw:name="Grafik 1" draw:style-name="gr1" draw:text-style-name="P1" svg:width="0.47cm" svg:height="0.5cm" svg:x="0.532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49cm" table:end-y="0.501cm" draw:z-index="145" draw:name="Grafik 1" draw:style-name="gr1" draw:text-style-name="P1" svg:width="0.47cm" svg:height="0.5cm" svg:x="0.527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46cm" table:end-y="0.501cm" draw:z-index="146" draw:name="Grafik 1" draw:style-name="gr1" draw:text-style-name="P1" svg:width="0.47cm" svg:height="0.5cm" svg:x="0.524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41cm" table:end-y="0.501cm" draw:z-index="147" draw:name="Grafik 1" draw:style-name="gr1" draw:text-style-name="P1" svg:width="0.47cm" svg:height="0.5cm" svg:x="0.52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38cm" table:end-y="0.501cm" draw:z-index="0" draw:name="Grafik 1" draw:style-name="gr1" draw:text-style-name="P1" svg:width="0.47cm" svg:height="0.5cm" svg:x="0.516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6:45</text:p>
          </table:table-cell>
          <table:table-cell office:value-type="string">
            <text:p>11**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office:value-type="string" table:number-columns-spanned="2" table:number-rows-spanned="1">
            <text:p>* 12 Punkte Abzug</text:p>
          </table:table-cell>
          <table:covered-table-cell/>
          <table:table-cell table:number-columns-repeated="991"/>
        </table:table-row>
        <table:table-row table:style-name="ro1">
          <table:table-cell office:value-type="string">
            <text:p>Play-out</text:p>
          </table:table-cell>
          <table:table-cell table:number-columns-repeated="2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 table:number-columns-spanned="2" table:number-rows-spanned="1">
            <text:p>** 6 Punkte Abzug</text:p>
          </table:table-cell>
          <table:covered-table-cell/>
          <table:table-cell table:number-columns-repeated="991"/>
        </table:table-row>
        <table:table-row table:style-name="ro1">
          <table:table-cell table:number-columns-repeated="20"/>
          <table:table-cell office:value-type="float" office:value="1">
            <text:p>1</text:p>
            <draw:frame table:end-cell-address="Tabelle1.V19" table:end-x="0.491cm" table:end-y="0.501cm" draw:z-index="371" draw:name="Grafik 6" draw:style-name="gr1" draw:text-style-name="P1" svg:width="0.5cm" svg:height="0.5cm" svg:x="0.539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7cm" table:end-y="0.501cm" draw:z-index="414" draw:name="Grafik 6" draw:style-name="gr1" draw:text-style-name="P1" svg:width="0.5cm" svg:height="0.5cm" svg:x="0.535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3cm" table:end-y="0.501cm" draw:z-index="415" draw:name="Grafik 6" draw:style-name="gr1" draw:text-style-name="P1" svg:width="0.5cm" svg:height="0.5cm" svg:x="0.532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79cm" table:end-y="0.501cm" draw:z-index="409" draw:name="Grafik 8" draw:style-name="gr1" draw:text-style-name="P1" svg:width="0.5cm" svg:height="0.5cm" svg:x="0.527cm" svg:y="0.001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76cm" table:end-y="0.501cm" draw:z-index="417" draw:name="Grafik 6" draw:style-name="gr1" draw:text-style-name="P1" svg:width="0.5cm" svg:height="0.5cm" svg:x="0.524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71cm" table:end-y="0.501cm" draw:z-index="418" draw:name="Grafik 6" draw:style-name="gr1" draw:text-style-name="P1" svg:width="0.5cm" svg:height="0.5cm" svg:x="0.52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68cm" table:end-y="0.501cm" draw:z-index="419" draw:name="Grafik 6" draw:style-name="gr1" draw:text-style-name="P1" svg:width="0.5cm" svg:height="0.5cm" svg:x="0.516cm" svg:y="0.001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42</text:p>
          </table:table-cell>
          <table:table-cell office:value-type="float" office:value="43">
            <text:p>43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float" office:value="2">
            <text:p>2</text:p>
            <draw:frame table:end-cell-address="Tabelle1.V20" table:end-x="0.491cm" table:end-y="0.5cm" draw:z-index="370" draw:name="Grafik 8" draw:style-name="gr1" draw:text-style-name="P1" svg:width="0.5cm" svg:height="0.5cm" svg:x="0.539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87cm" table:end-y="0.5cm" draw:z-index="408" draw:name="Grafik 8" draw:style-name="gr1" draw:text-style-name="P1" svg:width="0.5cm" svg:height="0.5cm" svg:x="0.535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83cm" table:end-y="0.5cm" draw:z-index="410" draw:name="Grafik 8" draw:style-name="gr1" draw:text-style-name="P1" svg:width="0.5cm" svg:height="0.5cm" svg:x="0.532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79cm" table:end-y="0.5cm" draw:z-index="416" draw:name="Grafik 6" draw:style-name="gr1" draw:text-style-name="P1" svg:width="0.5cm" svg:height="0.5cm" svg:x="0.527cm" svg:y="0cm">
              <draw:image xlink:href="Pictures/100002010000003C0000003C198368C4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76cm" table:end-y="0.5cm" draw:z-index="411" draw:name="Grafik 8" draw:style-name="gr1" draw:text-style-name="P1" svg:width="0.5cm" svg:height="0.5cm" svg:x="0.524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71cm" table:end-y="0.5cm" draw:z-index="412" draw:name="Grafik 8" draw:style-name="gr1" draw:text-style-name="P1" svg:width="0.5cm" svg:height="0.5cm" svg:x="0.52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68cm" table:end-y="0.5cm" draw:z-index="413" draw:name="Grafik 8" draw:style-name="gr1" draw:text-style-name="P1" svg:width="0.5cm" svg:height="0.5cm" svg:x="0.516cm" svg:y="0cm">
              <draw:image xlink:href="Pictures/100002010000003C0000003CF92D997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43</text:p>
          </table:table-cell>
          <table:table-cell office:value-type="float" office:value="42">
            <text:p>42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float" office:value="3">
            <text:p>3</text:p>
            <draw:frame table:end-cell-address="Tabelle1.V21" table:end-x="0.411cm" table:end-y="0.501cm" draw:z-index="369" draw:name="Grafik 7" draw:style-name="gr1" draw:text-style-name="P1" svg:width="0.42cm" svg:height="0.5cm" svg:x="0.539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7cm" table:end-y="0.501cm" draw:z-index="396" draw:name="Grafik 5" draw:style-name="gr1" draw:text-style-name="P1" svg:width="0.5cm" svg:height="0.5cm" svg:x="0.535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03cm" table:end-y="0.501cm" draw:z-index="403" draw:name="Grafik 7" draw:style-name="gr1" draw:text-style-name="P1" svg:width="0.42cm" svg:height="0.5cm" svg:x="0.532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399cm" table:end-y="0.501cm" draw:z-index="404" draw:name="Grafik 7" draw:style-name="gr1" draw:text-style-name="P1" svg:width="0.42cm" svg:height="0.5cm" svg:x="0.527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396cm" table:end-y="0.501cm" draw:z-index="405" draw:name="Grafik 7" draw:style-name="gr1" draw:text-style-name="P1" svg:width="0.42cm" svg:height="0.5cm" svg:x="0.524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391cm" table:end-y="0.501cm" draw:z-index="406" draw:name="Grafik 7" draw:style-name="gr1" draw:text-style-name="P1" svg:width="0.42cm" svg:height="0.5cm" svg:x="0.52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388cm" table:end-y="0.501cm" draw:z-index="407" draw:name="Grafik 7" draw:style-name="gr1" draw:text-style-name="P1" svg:width="0.42cm" svg:height="0.5cm" svg:x="0.516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2:42</text:p>
          </table:table-cell>
          <table:table-cell office:value-type="float" office:value="36">
            <text:p>36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float" office:value="4">
            <text:p>4</text:p>
            <draw:frame table:end-cell-address="Tabelle1.V22" table:end-x="0.491cm" table:end-y="0.501cm" draw:z-index="368" draw:name="Grafik 5" draw:style-name="gr1" draw:text-style-name="P1" svg:width="0.5cm" svg:height="0.5cm" svg:x="0.539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W22" table:end-x="0.407cm" table:end-y="0.501cm" draw:z-index="402" draw:name="Grafik 7" draw:style-name="gr1" draw:text-style-name="P1" svg:width="0.42cm" svg:height="0.5cm" svg:x="0.535cm" svg:y="0.001cm">
              <draw:image xlink:href="Pictures/100002010000002E0000003C45C67BCA.png" xlink:type="simple" xlink:show="embed" xlink:actuate="onLoad">
                <text:p/>
              </draw:image>
            </draw:frame>
          </table:table-cell>
          <table:table-cell>
            <draw:frame table:end-cell-address="Tabelle1.X22" table:end-x="0.483cm" table:end-y="0.501cm" draw:z-index="397" draw:name="Grafik 5" draw:style-name="gr1" draw:text-style-name="P1" svg:width="0.5cm" svg:height="0.5cm" svg:x="0.532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Y22" table:end-x="0.479cm" table:end-y="0.501cm" draw:z-index="398" draw:name="Grafik 5" draw:style-name="gr1" draw:text-style-name="P1" svg:width="0.5cm" svg:height="0.5cm" svg:x="0.527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Z22" table:end-x="0.476cm" table:end-y="0.501cm" draw:z-index="399" draw:name="Grafik 5" draw:style-name="gr1" draw:text-style-name="P1" svg:width="0.5cm" svg:height="0.5cm" svg:x="0.524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AA22" table:end-x="0.471cm" table:end-y="0.501cm" draw:z-index="400" draw:name="Grafik 5" draw:style-name="gr1" draw:text-style-name="P1" svg:width="0.5cm" svg:height="0.5cm" svg:x="0.52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>
            <draw:frame table:end-cell-address="Tabelle1.AB22" table:end-x="0.468cm" table:end-y="0.501cm" draw:z-index="401" draw:name="Grafik 5" draw:style-name="gr1" draw:text-style-name="P1" svg:width="0.5cm" svg:height="0.5cm" svg:x="0.516cm" svg:y="0.001cm">
              <draw:image xlink:href="Pictures/100002010000003C0000003C9DC23E8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3:36</text:p>
          </table:table-cell>
          <table:table-cell office:value-type="float" office:value="35">
            <text:p>35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float" office:value="5">
            <text:p>5</text:p>
            <draw:frame table:end-cell-address="Tabelle1.V23" table:end-x="0.491cm" table:end-y="0.5cm" draw:z-index="367" draw:name="Grafik 4" draw:style-name="gr1" draw:text-style-name="P1" svg:width="0.5cm" svg:height="0.5cm" svg:x="0.539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W23" table:end-x="0.487cm" table:end-y="0.5cm" draw:z-index="390" draw:name="Grafik 4" draw:style-name="gr1" draw:text-style-name="P1" svg:width="0.5cm" svg:height="0.5cm" svg:x="0.535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X23" table:end-x="0.483cm" table:end-y="0.5cm" draw:z-index="391" draw:name="Grafik 4" draw:style-name="gr1" draw:text-style-name="P1" svg:width="0.5cm" svg:height="0.5cm" svg:x="0.532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Y23" table:end-x="0.479cm" table:end-y="0.5cm" draw:z-index="392" draw:name="Grafik 4" draw:style-name="gr1" draw:text-style-name="P1" svg:width="0.5cm" svg:height="0.5cm" svg:x="0.527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Z23" table:end-x="0.476cm" table:end-y="0.5cm" draw:z-index="393" draw:name="Grafik 4" draw:style-name="gr1" draw:text-style-name="P1" svg:width="0.5cm" svg:height="0.5cm" svg:x="0.524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AA23" table:end-x="0.471cm" table:end-y="0.5cm" draw:z-index="394" draw:name="Grafik 4" draw:style-name="gr1" draw:text-style-name="P1" svg:width="0.5cm" svg:height="0.5cm" svg:x="0.52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>
            <draw:frame table:end-cell-address="Tabelle1.AB23" table:end-x="0.468cm" table:end-y="0.5cm" draw:z-index="395" draw:name="Grafik 4" draw:style-name="gr1" draw:text-style-name="P1" svg:width="0.5cm" svg:height="0.5cm" svg:x="0.516cm" svg:y="0cm">
              <draw:image xlink:href="Pictures/100002010000003C0000003C15C6D3A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7:54</text:p>
          </table:table-cell>
          <table:table-cell office:value-type="float" office:value="31">
            <text:p>31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float" office:value="6">
            <text:p>6</text:p>
            <draw:frame table:end-cell-address="Tabelle1.V24" table:end-x="0.411cm" table:end-y="0.5cm" draw:z-index="366" draw:name="Grafik 3" draw:style-name="gr1" draw:text-style-name="P1" svg:width="0.42cm" svg:height="0.5cm" svg:x="0.539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W24" table:end-x="0.487cm" table:end-y="0.5cm" draw:z-index="378" draw:name="Grafik 2" draw:style-name="gr1" draw:text-style-name="P1" svg:width="0.5cm" svg:height="0.5cm" svg:x="0.535cm" svg:y="0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X24" table:end-x="0.403cm" table:end-y="0.5cm" draw:z-index="385" draw:name="Grafik 3" draw:style-name="gr1" draw:text-style-name="P1" svg:width="0.42cm" svg:height="0.5cm" svg:x="0.532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Y24" table:end-x="0.399cm" table:end-y="0.5cm" draw:z-index="386" draw:name="Grafik 3" draw:style-name="gr1" draw:text-style-name="P1" svg:width="0.42cm" svg:height="0.5cm" svg:x="0.527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Z24" table:end-x="0.396cm" table:end-y="0.5cm" draw:z-index="387" draw:name="Grafik 3" draw:style-name="gr1" draw:text-style-name="P1" svg:width="0.42cm" svg:height="0.5cm" svg:x="0.524cm" svg:y="0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AA24" table:end-x="0.471cm" table:end-y="0.5cm" draw:z-index="382" draw:name="Grafik 2" draw:style-name="gr1" draw:text-style-name="P1" svg:width="0.5cm" svg:height="0.5cm" svg:x="0.52cm" svg:y="0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AB24" table:end-x="0.468cm" table:end-y="0.5cm" draw:z-index="383" draw:name="Grafik 2" draw:style-name="gr1" draw:text-style-name="P1" svg:width="0.5cm" svg:height="0.5cm" svg:x="0.516cm" svg:y="0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0:48</text:p>
          </table:table-cell>
          <table:table-cell office:value-type="float" office:value="29">
            <text:p>29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float" office:value="7">
            <text:p>7</text:p>
            <draw:frame table:end-cell-address="Tabelle1.V25" table:end-x="0.491cm" table:end-y="0.501cm" draw:z-index="365" draw:name="Grafik 2" draw:style-name="gr1" draw:text-style-name="P1" svg:width="0.5cm" svg:height="0.5cm" svg:x="0.539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W25" table:end-x="0.407cm" table:end-y="0.501cm" draw:z-index="384" draw:name="Grafik 3" draw:style-name="gr1" draw:text-style-name="P1" svg:width="0.42cm" svg:height="0.5cm" svg:x="0.535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X25" table:end-x="0.483cm" table:end-y="0.501cm" draw:z-index="379" draw:name="Grafik 2" draw:style-name="gr1" draw:text-style-name="P1" svg:width="0.5cm" svg:height="0.5cm" svg:x="0.532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Y25" table:end-x="0.479cm" table:end-y="0.501cm" draw:z-index="380" draw:name="Grafik 2" draw:style-name="gr1" draw:text-style-name="P1" svg:width="0.5cm" svg:height="0.5cm" svg:x="0.527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Z25" table:end-x="0.476cm" table:end-y="0.501cm" draw:z-index="381" draw:name="Grafik 2" draw:style-name="gr1" draw:text-style-name="P1" svg:width="0.5cm" svg:height="0.5cm" svg:x="0.524cm" svg:y="0.001cm">
              <draw:image xlink:href="Pictures/100002010000003C0000003CBC78F85B.png" xlink:type="simple" xlink:show="embed" xlink:actuate="onLoad">
                <text:p/>
              </draw:image>
            </draw:frame>
          </table:table-cell>
          <table:table-cell>
            <draw:frame table:end-cell-address="Tabelle1.AA25" table:end-x="0.391cm" table:end-y="0.501cm" draw:z-index="388" draw:name="Grafik 3" draw:style-name="gr1" draw:text-style-name="P1" svg:width="0.42cm" svg:height="0.5cm" svg:x="0.52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>
            <draw:frame table:end-cell-address="Tabelle1.AB25" table:end-x="0.388cm" table:end-y="0.501cm" draw:z-index="389" draw:name="Grafik 3" draw:style-name="gr1" draw:text-style-name="P1" svg:width="0.42cm" svg:height="0.5cm" svg:x="0.516cm" svg:y="0.001cm">
              <draw:image xlink:href="Pictures/100002010000002D0000003CA9992A1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5:38</text:p>
          </table:table-cell>
          <table:table-cell office:value-type="string">
            <text:p>24*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float" office:value="8">
            <text:p>8</text:p>
            <draw:frame table:end-cell-address="Tabelle1.V26" table:end-x="0.461cm" table:end-y="0.501cm" draw:z-index="364" draw:name="Grafik 1" draw:style-name="gr1" draw:text-style-name="P1" svg:width="0.47cm" svg:height="0.5cm" svg:x="0.539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W26" table:end-x="0.457cm" table:end-y="0.501cm" draw:z-index="372" draw:name="Grafik 1" draw:style-name="gr1" draw:text-style-name="P1" svg:width="0.47cm" svg:height="0.5cm" svg:x="0.535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X26" table:end-x="0.453cm" table:end-y="0.501cm" draw:z-index="373" draw:name="Grafik 1" draw:style-name="gr1" draw:text-style-name="P1" svg:width="0.47cm" svg:height="0.5cm" svg:x="0.532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Y26" table:end-x="0.449cm" table:end-y="0.501cm" draw:z-index="374" draw:name="Grafik 1" draw:style-name="gr1" draw:text-style-name="P1" svg:width="0.47cm" svg:height="0.5cm" svg:x="0.527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Z26" table:end-x="0.446cm" table:end-y="0.501cm" draw:z-index="375" draw:name="Grafik 1" draw:style-name="gr1" draw:text-style-name="P1" svg:width="0.47cm" svg:height="0.5cm" svg:x="0.524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AA26" table:end-x="0.441cm" table:end-y="0.501cm" draw:z-index="376" draw:name="Grafik 1" draw:style-name="gr1" draw:text-style-name="P1" svg:width="0.47cm" svg:height="0.5cm" svg:x="0.52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>
            <draw:frame table:end-cell-address="Tabelle1.AB26" table:end-x="0.438cm" table:end-y="0.501cm" draw:z-index="377" draw:name="Grafik 1" draw:style-name="gr1" draw:text-style-name="P1" svg:width="0.47cm" svg:height="0.5cm" svg:x="0.516cm" svg:y="0.001cm">
              <draw:image xlink:href="Pictures/10000201000000330000003C612DD27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0:48</text:p>
          </table:table-cell>
          <table:table-cell office:value-type="string">
            <text:p>23**</text:p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lay-off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float" office:value="1">
            <text:p>1</text:p>
          </table:table-cell>
          <table:table-cell>
            <draw:frame table:end-cell-address="Tabelle1.S30" table:end-x="0.452cm" table:end-y="0.5cm" draw:z-index="425" draw:name="Grafik 14" draw:style-name="gr1" draw:text-style-name="P1" svg:width="0.45cm" svg:height="0.5cm" svg:x="0.002cm" svg:y="0cm">
              <draw:image xlink:href="Pictures/10000201000000310000003C002943CB.png" xlink:type="simple" xlink:show="embed" xlink:actuate="onLoad">
                <text:p/>
              </draw:image>
            </draw:frame>
            <draw:frame table:end-cell-address="Tabelle1.T30" table:end-x="0.447cm" table:end-y="0.5cm" draw:z-index="471" draw:name="Grafik 14" draw:style-name="gr1" draw:text-style-name="P1" svg:width="0.45cm" svg:height="0.5cm" svg:x="0.546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U30" table:end-x="0.444cm" table:end-y="0.5cm" draw:z-index="472" draw:name="Grafik 14" draw:style-name="gr1" draw:text-style-name="P1" svg:width="0.45cm" svg:height="0.5cm" svg:x="0.542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V30" table:end-x="0.441cm" table:end-y="0.5cm" draw:z-index="473" draw:name="Grafik 14" draw:style-name="gr1" draw:text-style-name="P1" svg:width="0.45cm" svg:height="0.5cm" svg:x="0.539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W30" table:end-x="0.437cm" table:end-y="0.5cm" draw:z-index="474" draw:name="Grafik 14" draw:style-name="gr1" draw:text-style-name="P1" svg:width="0.45cm" svg:height="0.5cm" svg:x="0.535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X30" table:end-x="0.433cm" table:end-y="0.5cm" draw:z-index="475" draw:name="Grafik 14" draw:style-name="gr1" draw:text-style-name="P1" svg:width="0.45cm" svg:height="0.5cm" svg:x="0.532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Y30" table:end-x="0.429cm" table:end-y="0.5cm" draw:z-index="476" draw:name="Grafik 14" draw:style-name="gr1" draw:text-style-name="P1" svg:width="0.45cm" svg:height="0.5cm" svg:x="0.527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Z30" table:end-x="0.426cm" table:end-y="0.5cm" draw:z-index="477" draw:name="Grafik 14" draw:style-name="gr1" draw:text-style-name="P1" svg:width="0.45cm" svg:height="0.5cm" svg:x="0.524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AA30" table:end-x="0.421cm" table:end-y="0.5cm" draw:z-index="478" draw:name="Grafik 14" draw:style-name="gr1" draw:text-style-name="P1" svg:width="0.45cm" svg:height="0.5cm" svg:x="0.52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>
            <draw:frame table:end-cell-address="Tabelle1.AB30" table:end-x="0.418cm" table:end-y="0.5cm" draw:z-index="479" draw:name="Grafik 14" draw:style-name="gr1" draw:text-style-name="P1" svg:width="0.45cm" svg:height="0.5cm" svg:x="0.516cm" svg:y="0cm">
              <draw:image xlink:href="Pictures/10000201000000310000003C002943C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4:16</text:p>
          </table:table-cell>
          <table:table-cell office:value-type="float" office:value="91">
            <text:p>91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float" office:value="2">
            <text:p>2</text:p>
          </table:table-cell>
          <table:table-cell>
            <draw:frame table:end-cell-address="Tabelle1.S31" table:end-x="0.502cm" table:end-y="0.5cm" draw:z-index="424" draw:name="Grafik 13" draw:style-name="gr1" draw:text-style-name="P1" svg:width="0.5cm" svg:height="0.5cm" svg:x="0.002cm" svg:y="0cm">
              <draw:image xlink:href="Pictures/100002010000003C0000003C1E1411E8.png" xlink:type="simple" xlink:show="embed" xlink:actuate="onLoad">
                <text:p/>
              </draw:image>
            </draw:frame>
            <draw:frame table:end-cell-address="Tabelle1.T31" table:end-x="0.497cm" table:end-y="0.5cm" draw:z-index="462" draw:name="Grafik 13" draw:style-name="gr1" draw:text-style-name="P1" svg:width="0.5cm" svg:height="0.5cm" svg:x="0.546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U31" table:end-x="0.494cm" table:end-y="0.5cm" draw:z-index="463" draw:name="Grafik 13" draw:style-name="gr1" draw:text-style-name="P1" svg:width="0.5cm" svg:height="0.5cm" svg:x="0.542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V31" table:end-x="0.491cm" table:end-y="0.5cm" draw:z-index="464" draw:name="Grafik 13" draw:style-name="gr1" draw:text-style-name="P1" svg:width="0.5cm" svg:height="0.5cm" svg:x="0.539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W31" table:end-x="0.487cm" table:end-y="0.5cm" draw:z-index="465" draw:name="Grafik 13" draw:style-name="gr1" draw:text-style-name="P1" svg:width="0.5cm" svg:height="0.5cm" svg:x="0.535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X31" table:end-x="0.483cm" table:end-y="0.5cm" draw:z-index="466" draw:name="Grafik 13" draw:style-name="gr1" draw:text-style-name="P1" svg:width="0.5cm" svg:height="0.5cm" svg:x="0.532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Y31" table:end-x="0.479cm" table:end-y="0.5cm" draw:z-index="467" draw:name="Grafik 13" draw:style-name="gr1" draw:text-style-name="P1" svg:width="0.5cm" svg:height="0.5cm" svg:x="0.527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Z31" table:end-x="0.476cm" table:end-y="0.5cm" draw:z-index="468" draw:name="Grafik 13" draw:style-name="gr1" draw:text-style-name="P1" svg:width="0.5cm" svg:height="0.5cm" svg:x="0.524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AA31" table:end-x="0.471cm" table:end-y="0.5cm" draw:z-index="469" draw:name="Grafik 13" draw:style-name="gr1" draw:text-style-name="P1" svg:width="0.5cm" svg:height="0.5cm" svg:x="0.52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>
            <draw:frame table:end-cell-address="Tabelle1.AB31" table:end-x="0.468cm" table:end-y="0.5cm" draw:z-index="470" draw:name="Grafik 13" draw:style-name="gr1" draw:text-style-name="P1" svg:width="0.5cm" svg:height="0.5cm" svg:x="0.516cm" svg:y="0cm">
              <draw:image xlink:href="Pictures/100002010000003C0000003C1E1411E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29</text:p>
          </table:table-cell>
          <table:table-cell office:value-type="float" office:value="73">
            <text:p>73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float" office:value="3">
            <text:p>3</text:p>
          </table:table-cell>
          <table:table-cell>
            <draw:frame table:end-cell-address="Tabelle1.S32" table:end-x="0.402cm" table:end-y="0.501cm" draw:z-index="423" draw:name="Grafik 12" draw:style-name="gr1" draw:text-style-name="P1" svg:width="0.4cm" svg:height="0.5cm" svg:x="0.002cm" svg:y="0.001cm">
              <draw:image xlink:href="Pictures/100002010000002D0000003CC47FAF5A.png" xlink:type="simple" xlink:show="embed" xlink:actuate="onLoad">
                <text:p/>
              </draw:image>
            </draw:frame>
            <draw:frame table:end-cell-address="Tabelle1.T32" table:end-x="0.397cm" table:end-y="0.501cm" draw:z-index="453" draw:name="Grafik 12" draw:style-name="gr1" draw:text-style-name="P1" svg:width="0.4cm" svg:height="0.5cm" svg:x="0.546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U32" table:end-x="0.394cm" table:end-y="0.501cm" draw:z-index="454" draw:name="Grafik 12" draw:style-name="gr1" draw:text-style-name="P1" svg:width="0.4cm" svg:height="0.5cm" svg:x="0.542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V32" table:end-x="0.391cm" table:end-y="0.501cm" draw:z-index="455" draw:name="Grafik 12" draw:style-name="gr1" draw:text-style-name="P1" svg:width="0.4cm" svg:height="0.5cm" svg:x="0.539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W32" table:end-x="0.387cm" table:end-y="0.501cm" draw:z-index="456" draw:name="Grafik 12" draw:style-name="gr1" draw:text-style-name="P1" svg:width="0.4cm" svg:height="0.5cm" svg:x="0.535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X32" table:end-x="0.383cm" table:end-y="0.501cm" draw:z-index="457" draw:name="Grafik 12" draw:style-name="gr1" draw:text-style-name="P1" svg:width="0.4cm" svg:height="0.5cm" svg:x="0.532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Y32" table:end-x="0.379cm" table:end-y="0.501cm" draw:z-index="458" draw:name="Grafik 12" draw:style-name="gr1" draw:text-style-name="P1" svg:width="0.4cm" svg:height="0.5cm" svg:x="0.527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Z32" table:end-x="0.376cm" table:end-y="0.501cm" draw:z-index="459" draw:name="Grafik 12" draw:style-name="gr1" draw:text-style-name="P1" svg:width="0.4cm" svg:height="0.5cm" svg:x="0.524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AA32" table:end-x="0.371cm" table:end-y="0.501cm" draw:z-index="460" draw:name="Grafik 12" draw:style-name="gr1" draw:text-style-name="P1" svg:width="0.4cm" svg:height="0.5cm" svg:x="0.52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>
            <draw:frame table:end-cell-address="Tabelle1.AB32" table:end-x="0.368cm" table:end-y="0.501cm" draw:z-index="461" draw:name="Grafik 12" draw:style-name="gr1" draw:text-style-name="P1" svg:width="0.4cm" svg:height="0.5cm" svg:x="0.516cm" svg:y="0.001cm">
              <draw:image xlink:href="Pictures/100002010000002D0000003CC47FAF5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9:32</text:p>
          </table:table-cell>
          <table:table-cell office:value-type="float" office:value="69">
            <text:p>69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float" office:value="4">
            <text:p>4</text:p>
          </table:table-cell>
          <table:table-cell>
            <draw:frame table:end-cell-address="Tabelle1.S33" table:end-x="0.502cm" table:end-y="0.501cm" draw:z-index="422" draw:name="Grafik 11" draw:style-name="gr1" draw:text-style-name="P1" svg:width="0.5cm" svg:height="0.5cm" svg:x="0.002cm" svg:y="0.001cm">
              <draw:image xlink:href="Pictures/100002010000003C0000003CE4D98565.png" xlink:type="simple" xlink:show="embed" xlink:actuate="onLoad">
                <text:p/>
              </draw:image>
            </draw:frame>
            <draw:frame table:end-cell-address="Tabelle1.T33" table:end-x="0.497cm" table:end-y="0.501cm" draw:z-index="444" draw:name="Grafik 11" draw:style-name="gr1" draw:text-style-name="P1" svg:width="0.5cm" svg:height="0.5cm" svg:x="0.546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U33" table:end-x="0.494cm" table:end-y="0.501cm" draw:z-index="445" draw:name="Grafik 11" draw:style-name="gr1" draw:text-style-name="P1" svg:width="0.5cm" svg:height="0.5cm" svg:x="0.542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V33" table:end-x="0.491cm" table:end-y="0.501cm" draw:z-index="446" draw:name="Grafik 11" draw:style-name="gr1" draw:text-style-name="P1" svg:width="0.5cm" svg:height="0.5cm" svg:x="0.539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W33" table:end-x="0.487cm" table:end-y="0.501cm" draw:z-index="447" draw:name="Grafik 11" draw:style-name="gr1" draw:text-style-name="P1" svg:width="0.5cm" svg:height="0.5cm" svg:x="0.535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X33" table:end-x="0.483cm" table:end-y="0.501cm" draw:z-index="448" draw:name="Grafik 11" draw:style-name="gr1" draw:text-style-name="P1" svg:width="0.5cm" svg:height="0.5cm" svg:x="0.532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Y33" table:end-x="0.479cm" table:end-y="0.501cm" draw:z-index="449" draw:name="Grafik 11" draw:style-name="gr1" draw:text-style-name="P1" svg:width="0.5cm" svg:height="0.5cm" svg:x="0.527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Z33" table:end-x="0.476cm" table:end-y="0.501cm" draw:z-index="450" draw:name="Grafik 11" draw:style-name="gr1" draw:text-style-name="P1" svg:width="0.5cm" svg:height="0.5cm" svg:x="0.524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AA33" table:end-x="0.471cm" table:end-y="0.501cm" draw:z-index="451" draw:name="Grafik 11" draw:style-name="gr1" draw:text-style-name="P1" svg:width="0.5cm" svg:height="0.5cm" svg:x="0.52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>
            <draw:frame table:end-cell-address="Tabelle1.AB33" table:end-x="0.468cm" table:end-y="0.501cm" draw:z-index="452" draw:name="Grafik 11" draw:style-name="gr1" draw:text-style-name="P1" svg:width="0.5cm" svg:height="0.5cm" svg:x="0.516cm" svg:y="0.001cm">
              <draw:image xlink:href="Pictures/100002010000003C0000003CE4D9856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32</text:p>
          </table:table-cell>
          <table:table-cell office:value-type="float" office:value="58">
            <text:p>58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float" office:value="5">
            <text:p>5</text:p>
          </table:table-cell>
          <table:table-cell>
            <draw:frame table:end-cell-address="Tabelle1.S34" table:end-x="0.502cm" table:end-y="0.5cm" draw:z-index="421" draw:name="Grafik 9" draw:style-name="gr1" draw:text-style-name="P1" svg:width="0.5cm" svg:height="0.5cm" svg:x="0.002cm" svg:y="0cm">
              <draw:image xlink:href="Pictures/100002010000003C0000003C412302D6.png" xlink:type="simple" xlink:show="embed" xlink:actuate="onLoad">
                <text:p/>
              </draw:image>
            </draw:frame>
            <draw:frame table:end-cell-address="Tabelle1.T34" table:end-x="0.497cm" table:end-y="0.5cm" draw:z-index="435" draw:name="Grafik 9" draw:style-name="gr1" draw:text-style-name="P1" svg:width="0.5cm" svg:height="0.5cm" svg:x="0.546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U34" table:end-x="0.494cm" table:end-y="0.5cm" draw:z-index="436" draw:name="Grafik 9" draw:style-name="gr1" draw:text-style-name="P1" svg:width="0.5cm" svg:height="0.5cm" svg:x="0.542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V34" table:end-x="0.491cm" table:end-y="0.5cm" draw:z-index="437" draw:name="Grafik 9" draw:style-name="gr1" draw:text-style-name="P1" svg:width="0.5cm" svg:height="0.5cm" svg:x="0.539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W34" table:end-x="0.487cm" table:end-y="0.5cm" draw:z-index="438" draw:name="Grafik 9" draw:style-name="gr1" draw:text-style-name="P1" svg:width="0.5cm" svg:height="0.5cm" svg:x="0.535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X34" table:end-x="0.483cm" table:end-y="0.5cm" draw:z-index="439" draw:name="Grafik 9" draw:style-name="gr1" draw:text-style-name="P1" svg:width="0.5cm" svg:height="0.5cm" svg:x="0.532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Y34" table:end-x="0.479cm" table:end-y="0.5cm" draw:z-index="440" draw:name="Grafik 9" draw:style-name="gr1" draw:text-style-name="P1" svg:width="0.5cm" svg:height="0.5cm" svg:x="0.527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Z34" table:end-x="0.476cm" table:end-y="0.5cm" draw:z-index="441" draw:name="Grafik 9" draw:style-name="gr1" draw:text-style-name="P1" svg:width="0.5cm" svg:height="0.5cm" svg:x="0.524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AA34" table:end-x="0.471cm" table:end-y="0.5cm" draw:z-index="442" draw:name="Grafik 9" draw:style-name="gr1" draw:text-style-name="P1" svg:width="0.5cm" svg:height="0.5cm" svg:x="0.52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>
            <draw:frame table:end-cell-address="Tabelle1.AB34" table:end-x="0.468cm" table:end-y="0.5cm" draw:z-index="443" draw:name="Grafik 9" draw:style-name="gr1" draw:text-style-name="P1" svg:width="0.5cm" svg:height="0.5cm" svg:x="0.516cm" svg:y="0cm">
              <draw:image xlink:href="Pictures/100002010000003C0000003C412302D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51</text:p>
          </table:table-cell>
          <table:table-cell office:value-type="float" office:value="42">
            <text:p>42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float" office:value="6">
            <text:p>6</text:p>
          </table:table-cell>
          <table:table-cell>
            <draw:frame table:end-cell-address="Tabelle1.S35" table:end-x="0.452cm" table:end-y="0.5cm" draw:z-index="420" draw:name="Grafik 10" draw:style-name="gr1" draw:text-style-name="P1" svg:width="0.45cm" svg:height="0.5cm" svg:x="0.002cm" svg:y="0cm">
              <draw:image xlink:href="Pictures/10000201000000310000003C5BB3EB3E.png" xlink:type="simple" xlink:show="embed" xlink:actuate="onLoad">
                <text:p/>
              </draw:image>
            </draw:frame>
            <draw:frame table:end-cell-address="Tabelle1.T35" table:end-x="0.447cm" table:end-y="0.5cm" draw:z-index="426" draw:name="Grafik 10" draw:style-name="gr1" draw:text-style-name="P1" svg:width="0.45cm" svg:height="0.5cm" svg:x="0.546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U35" table:end-x="0.444cm" table:end-y="0.5cm" draw:z-index="427" draw:name="Grafik 10" draw:style-name="gr1" draw:text-style-name="P1" svg:width="0.45cm" svg:height="0.5cm" svg:x="0.542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V35" table:end-x="0.441cm" table:end-y="0.5cm" draw:z-index="428" draw:name="Grafik 10" draw:style-name="gr1" draw:text-style-name="P1" svg:width="0.45cm" svg:height="0.5cm" svg:x="0.539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W35" table:end-x="0.437cm" table:end-y="0.5cm" draw:z-index="429" draw:name="Grafik 10" draw:style-name="gr1" draw:text-style-name="P1" svg:width="0.45cm" svg:height="0.5cm" svg:x="0.535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X35" table:end-x="0.433cm" table:end-y="0.5cm" draw:z-index="430" draw:name="Grafik 10" draw:style-name="gr1" draw:text-style-name="P1" svg:width="0.45cm" svg:height="0.5cm" svg:x="0.532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Y35" table:end-x="0.429cm" table:end-y="0.5cm" draw:z-index="431" draw:name="Grafik 10" draw:style-name="gr1" draw:text-style-name="P1" svg:width="0.45cm" svg:height="0.5cm" svg:x="0.527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Z35" table:end-x="0.426cm" table:end-y="0.5cm" draw:z-index="432" draw:name="Grafik 10" draw:style-name="gr1" draw:text-style-name="P1" svg:width="0.45cm" svg:height="0.5cm" svg:x="0.524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AA35" table:end-x="0.421cm" table:end-y="0.5cm" draw:z-index="433" draw:name="Grafik 10" draw:style-name="gr1" draw:text-style-name="P1" svg:width="0.45cm" svg:height="0.5cm" svg:x="0.52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>
            <draw:frame table:end-cell-address="Tabelle1.AB35" table:end-x="0.418cm" table:end-y="0.5cm" draw:z-index="434" draw:name="Grafik 10" draw:style-name="gr1" draw:text-style-name="P1" svg:width="0.45cm" svg:height="0.5cm" svg:x="0.516cm" svg:y="0cm">
              <draw:image xlink:href="Pictures/10000201000000310000003C5BB3EB3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56</text:p>
          </table:table-cell>
          <table:table-cell office:value-type="float" office:value="36">
            <text:p>36</text:p>
          </table:table-cell>
          <table:table-cell table:number-columns-repeated="994"/>
        </table:table-row>
        <table:table-row table:style-name="ro1" table:number-rows-repeated="9">
          <table:table-cell table:style-name="Default" table:number-columns-repeated="28"/>
          <table:table-cell table:number-columns-repeated="99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5.07.2020</text:date>, <text:time>11:43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0:24:45.31</meta:creation-date>
    <dc:date>2020-07-25T11:43:12.04</dc:date>
    <meta:editing-duration>PT1H18M22S</meta:editing-duration>
    <meta:editing-cycles>44</meta:editing-cycles>
    <meta:generator>OpenOffice/4.1.5$Win32 OpenOffice.org_project/415m1$Build-9789</meta:generator>
    <meta:document-statistic meta:table-count="3" meta:cell-count="134" meta:object-count="480"/>
  </office:meta>
</office:document-meta>
</file>